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4.016cm" fo:min-width="20.5cm"/>
    </style:style>
    <style:style style:name="gr2" style:family="graphic" style:parent-style-name="standard">
      <style:graphic-properties draw:stroke="none" draw:fill-color="#ff3300" draw:textarea-horizontal-align="justify" draw:textarea-vertical-align="middle" draw:auto-grow-height="false" fo:min-height="25.917cm" fo:min-width="0cm"/>
    </style:style>
    <style:style style:name="gr3" style:family="graphic" style:parent-style-name="standard">
      <style:graphic-properties draw:stroke="none" draw:fill="solid" draw:fill-color="#ff3300" draw:textarea-horizontal-align="justify" draw:textarea-vertical-align="middle" draw:auto-grow-height="false" fo:min-height="1.205cm" fo:min-width="20.5cm"/>
    </style:style>
    <style:style style:name="gr4" style:family="graphic" style:parent-style-name="standard">
      <style:graphic-properties draw:stroke="none" draw:fill-color="#ffffff" draw:textarea-horizontal-align="justify" draw:textarea-vertical-align="middle" draw:auto-grow-height="false" fo:min-height="3.046cm" fo:min-width="0.037cm"/>
    </style:style>
    <style:style style:name="gr5" style:family="graphic" style:parent-style-name="standard">
      <style:graphic-properties draw:stroke="none" draw:fill="solid" draw:fill-color="#ff3300" draw:textarea-horizontal-align="justify" draw:textarea-vertical-align="middle" draw:auto-grow-height="false" fo:min-height="1.649cm" fo:min-width="20.5cm"/>
    </style:style>
    <style:style style:name="gr6" style:family="graphic" style:parent-style-name="standard">
      <style:graphic-properties draw:stroke="none" draw:fill-color="#ff3300" draw:textarea-horizontal-align="justify" draw:textarea-vertical-align="middle" draw:auto-grow-height="false" fo:min-height="10.582cm" fo:min-width="5.674cm"/>
    </style:style>
    <style:style style:name="gr7" style:family="graphic" style:parent-style-name="standard">
      <style:graphic-properties draw:stroke="none" svg:stroke-color="#000000" draw:fill="solid" draw:fill-color="#ffffff" draw:textarea-horizontal-align="left" draw:textarea-vertical-align="middle" draw:auto-grow-height="true" draw:auto-grow-width="true" fo:min-height="0cm" fo:min-width="0cm" draw:shadow="hidden"/>
    </style:style>
    <style:style style:name="gr8" style:family="graphic" style:parent-style-name="standard">
      <style:graphic-properties draw:stroke="none" draw:fill="solid" draw:fill-color="#ff3300" draw:textarea-horizontal-align="justify" draw:textarea-vertical-align="middle" draw:auto-grow-height="false" fo:min-height="0.015cm" fo:min-width="15.382cm"/>
    </style:style>
    <style:style style:name="gr9" style:family="graphic" style:parent-style-name="standard">
      <style:graphic-properties draw:stroke="none" draw:fill="none" fo:min-height="0.739cm"/>
    </style:style>
    <style:style style:name="gr10" style:family="graphic" style:parent-style-name="standard">
      <style:graphic-properties draw:stroke="none" draw:fill="solid" draw:fill-color="#ff3300" draw:textarea-horizontal-align="justify" draw:textarea-vertical-align="middle" draw:auto-grow-height="false" fo:min-height="1.129cm" fo:min-width="1.754cm"/>
    </style:style>
    <style:style style:name="gr11" style:family="graphic" style:parent-style-name="standard">
      <style:graphic-properties draw:stroke="none" draw:fill="solid" draw:fill-color="#ff3300" draw:textarea-horizontal-align="justify" draw:textarea-vertical-align="middle" draw:auto-grow-height="false" fo:min-height="4.892cm" fo:min-width="5.088cm"/>
    </style:style>
    <style:style style:name="gr12" style:family="graphic" style:parent-style-name="standard">
      <style:graphic-properties draw:stroke="none" draw:fill="none" fo:min-height="0.775cm"/>
    </style:style>
    <style:style style:name="gr13" style:family="graphic" style:parent-style-name="standard">
      <style:graphic-properties draw:stroke="none" draw:fill="none" fo:min-height="0.738cm"/>
    </style:style>
    <style:style style:name="gr14" style:family="graphic" style:parent-style-name="standard">
      <style:graphic-properties draw:stroke="none" draw:fill-color="#ffffff" draw:textarea-horizontal-align="justify" draw:textarea-vertical-align="middle" draw:auto-grow-height="false" fo:min-height="13.587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497cm" fo:min-width="3.02cm"/>
    </style:style>
    <style:style style:name="gr16" style:family="graphic" style:parent-style-name="standard">
      <style:graphic-properties draw:stroke="none" svg:stroke-color="#000000" draw:fill="none" draw:fill-color="#ffffff" draw:textarea-horizontal-align="left" draw:auto-grow-height="true" draw:auto-grow-width="true" fo:min-height="0.454cm" fo:min-width="18.493cm"/>
    </style:style>
    <style:style style:name="gr17" style:family="graphic" style:parent-style-name="standard">
      <style:graphic-properties draw:stroke="none" draw:fill-color="#ffffff" draw:textarea-horizontal-align="justify" draw:textarea-vertical-align="middle" draw:auto-grow-height="false" fo:min-height="0.933cm" fo:min-width="1.775cm"/>
    </style:style>
    <style:style style:name="gr18"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gr19" style:family="graphic" style:parent-style-name="standard">
      <style:graphic-properties draw:stroke="none" svg:stroke-width="0.082cm" draw:stroke-linejoin="round" draw:fill="none"/>
    </style:style>
    <style:style style:name="gr20" style:family="graphic" style:parent-style-name="standard">
      <style:graphic-properties draw:stroke="none" svg:stroke-width="0.082cm" draw:stroke-linejoin="round" draw:fill="solid" draw:fill-color="#b2b2b2"/>
    </style:style>
    <style:style style:name="gr21" style:family="graphic" style:parent-style-name="standard">
      <style:graphic-properties draw:stroke="none" svg:stroke-width="0.082cm" draw:stroke-linejoin="round" draw:fill="solid" draw:fill-color="#ffffff"/>
    </style:style>
    <style:style style:name="gr22" style:family="graphic" style:parent-style-name="standard">
      <style:graphic-properties draw:stroke="none" svg:stroke-width="0.082cm" draw:stroke-linejoin="round" draw:fill="solid" draw:fill-color="#000000"/>
    </style:style>
    <style:style style:name="gr23" style:family="graphic" style:parent-style-name="standard">
      <style:graphic-properties draw:stroke="none" svg:stroke-width="0.082cm" draw:stroke-linejoin="round" draw:fill="solid" draw:fill-color="#808080"/>
    </style:style>
    <style:style style:name="gr24" style:family="graphic" style:parent-style-name="standard">
      <style:graphic-properties draw:stroke="solid" svg:stroke-width="0.02cm" svg:stroke-color="#000000" draw:marker-start-width="0.045cm" draw:marker-end-width="0.045cm" draw:stroke-linejoin="round" draw:fill="none" fo:padding-top="0.135cm" fo:padding-bottom="0.135cm" fo:padding-left="0.26cm" fo:padding-right="0.26cm"/>
    </style:style>
    <style:style style:name="gr25" style:family="graphic" style:parent-style-name="standard">
      <style:graphic-properties draw:stroke="none" svg:stroke-width="0.082cm" draw:stroke-linejoin="round" draw:fill="solid" draw:fill-color="#000000" draw:textarea-horizontal-align="center" draw:textarea-vertical-align="middle"/>
    </style:style>
    <style:style style:name="gr26" style:family="graphic" style:parent-style-name="standard">
      <style:graphic-properties draw:stroke="none" draw:fill-color="#ffffff" draw:textarea-horizontal-align="justify" draw:textarea-vertical-align="middle" draw:auto-grow-height="false" fo:min-height="0.084cm" fo:min-width="0cm" style:protect="size"/>
    </style:style>
    <style:style style:name="gr27" style:family="graphic" style:parent-style-name="standard">
      <style:graphic-properties draw:stroke="none" draw:fill-color="#ffffff" draw:textarea-horizontal-align="justify" draw:textarea-vertical-align="middle" draw:auto-grow-height="false" fo:min-height="0.75cm" fo:min-width="0.5cm" style:protect="size"/>
    </style:style>
    <style:style style:name="gr28" style:family="graphic" style:parent-style-name="standard">
      <style:graphic-properties draw:stroke="none" draw:fill-color="#ffffff" draw:textarea-horizontal-align="justify" draw:textarea-vertical-align="middle" draw:auto-grow-height="false" fo:min-height="0.456cm" fo:min-width="20.181cm"/>
    </style:style>
    <style:style style:name="gr29" style:family="graphic" style:parent-style-name="standard">
      <style:graphic-properties draw:stroke="none" svg:stroke-color="#000000" draw:fill="solid" draw:fill-color="#000080" draw:textarea-horizontal-align="left" draw:textarea-vertical-align="middle" draw:auto-grow-height="true" draw:auto-grow-width="true" fo:min-height="0cm" fo:min-width="0cm" draw:shadow="hidden"/>
    </style:style>
    <style:style style:name="gr30" style:family="graphic" style:parent-style-name="standard">
      <style:graphic-properties draw:stroke="none" svg:stroke-color="#000000" draw:fill="solid" draw:fill-color="#009900" draw:textarea-horizontal-align="left" draw:textarea-vertical-align="middle" draw:auto-grow-height="true" draw:auto-grow-width="true" fo:min-height="0cm" fo:min-width="0cm" draw:shadow="hidden"/>
    </style:style>
    <style:style style:name="gr31" style:family="graphic" style:parent-style-name="standard">
      <style:graphic-properties draw:stroke="none" svg:stroke-color="#000000" draw:fill="solid" draw:fill-color="#ffcc00" draw:textarea-horizontal-align="left" draw:textarea-vertical-align="middle" draw:auto-grow-height="true" draw:auto-grow-width="true" fo:min-height="0cm" fo:min-width="0cm" draw:shadow="hidden"/>
    </style:style>
    <style:style style:name="gr32" style:family="graphic" style:parent-style-name="standard">
      <style:graphic-properties draw:stroke="none" svg:stroke-color="#000000" draw:fill="solid" draw:fill-color="#b2b2b2" draw:textarea-horizontal-align="left" draw:textarea-vertical-align="middle" draw:auto-grow-height="true" draw:auto-grow-width="true" fo:min-height="0cm" fo:min-width="0cm" draw:shadow="hidden"/>
    </style:style>
    <style:style style:name="gr33" style:family="graphic" style:parent-style-name="standard">
      <style:graphic-properties draw:stroke="none" svg:stroke-color="#000000" draw:fill="solid" draw:fill-color="#ff3300" draw:textarea-horizontal-align="left" draw:textarea-vertical-align="middle" draw:auto-grow-height="true" draw:auto-grow-width="true" fo:min-height="0cm" fo:min-width="0cm" draw:shadow="hidden"/>
    </style:style>
    <style:style style:name="P1" style:family="paragraph">
      <loext:graphic-properties draw:fill-color="#ffffff"/>
      <style:paragraph-properties fo:text-align="center"/>
    </style:style>
    <style:style style:name="P2" style:family="paragraph">
      <loext:graphic-properties draw:fill-color="#ff3300"/>
      <style:paragraph-properties fo:text-align="center"/>
    </style:style>
    <style:style style:name="P3" style:family="paragraph">
      <loext:graphic-properties draw:fill="solid" draw:fill-color="#ff3300"/>
      <style:paragraph-properties fo:text-align="center"/>
    </style:style>
    <style:style style:name="P4" style:family="paragraph">
      <loext:graphic-properties draw:fill="solid" draw:fill-color="#ffffff"/>
      <style:paragraph-properties fo:text-align="center"/>
    </style:style>
    <style:style style:name="P5" style:family="paragraph">
      <loext:graphic-properties draw:fill="none"/>
      <style:text-properties fo:color="#ffffff"/>
    </style:style>
    <style:style style:name="P6" style:family="paragraph">
      <style:paragraph-properties fo:text-align="center"/>
    </style:style>
    <style:style style:name="P7" style:family="paragraph">
      <loext:graphic-properties draw:fill="none" draw:fill-color="#ffffff"/>
      <style:text-properties fo:color="#ff3300" fo:font-size="12pt" fo:font-weight="bold" style:font-size-asian="12pt" style:font-weight-asian="bold" style:font-size-complex="12pt" style:font-weight-complex="bold"/>
    </style:style>
    <style:style style:name="P8" style:family="paragraph">
      <loext:graphic-properties draw:fill="none" draw:fill-color="#ffffff"/>
      <style:text-properties fo:color="#ffffff" fo:font-size="11pt" style:font-size-asian="11pt" style:font-size-complex="11pt"/>
    </style:style>
    <style:style style:name="P9" style:family="paragraph">
      <loext:graphic-properties draw:fill="solid" draw:fill-color="#000000"/>
      <style:paragraph-properties fo:text-align="center"/>
      <style:text-properties style:font-name="DejaVu Sans1"/>
    </style:style>
    <style:style style:name="P10" style:family="paragraph">
      <loext:graphic-properties draw:fill="none"/>
    </style:style>
    <style:style style:name="P11" style:family="paragraph">
      <loext:graphic-properties draw:fill="solid" draw:fill-color="#b2b2b2"/>
    </style:style>
    <style:style style:name="P12" style:family="paragraph">
      <loext:graphic-properties draw:fill="solid" draw:fill-color="#ffffff"/>
    </style:style>
    <style:style style:name="P13" style:family="paragraph">
      <loext:graphic-properties draw:fill="solid" draw:fill-color="#000000"/>
    </style:style>
    <style:style style:name="P14" style:family="paragraph">
      <loext:graphic-properties draw:fill="solid" draw:fill-color="#808080"/>
    </style:style>
    <style:style style:name="P15" style:family="paragraph">
      <loext:graphic-properties draw:fill="solid" draw:fill-color="#000000"/>
      <style:paragraph-properties fo:text-align="center"/>
    </style:style>
    <style:style style:name="P16" style:family="paragraph">
      <loext:graphic-properties draw:fill="solid" draw:fill-color="#000080"/>
      <style:paragraph-properties fo:text-align="center"/>
      <style:text-properties fo:color="#000000"/>
    </style:style>
    <style:style style:name="P17" style:family="paragraph">
      <loext:graphic-properties draw:fill="solid" draw:fill-color="#009900"/>
      <style:paragraph-properties fo:text-align="center"/>
      <style:text-properties fo:color="#000000"/>
    </style:style>
    <style:style style:name="P18" style:family="paragraph">
      <loext:graphic-properties draw:fill="solid" draw:fill-color="#ffcc00"/>
      <style:paragraph-properties fo:text-align="center"/>
      <style:text-properties fo:color="#000000"/>
    </style:style>
    <style:style style:name="P19" style:family="paragraph">
      <loext:graphic-properties draw:fill="solid" draw:fill-color="#b2b2b2"/>
      <style:paragraph-properties fo:text-align="center"/>
      <style:text-properties fo:color="#000000"/>
    </style:style>
    <style:style style:name="T1" style:family="text">
      <style:text-properties fo:color="#ffffff"/>
    </style:style>
    <style:style style:name="T2" style:family="text">
      <style:text-properties fo:color="#ff3300" fo:font-size="12pt" fo:font-weight="bold" style:font-size-asian="12pt" style:font-weight-asian="bold" style:font-size-complex="12pt" style:font-weight-complex="bold"/>
    </style:style>
    <style:style style:name="T3" style:family="text">
      <style:text-properties fo:color="#ffffff" fo:font-size="11pt" style:font-size-asian="11pt" style:font-size-complex="11pt"/>
    </style:style>
    <style:style style:name="T4" style:family="text">
      <style:text-properties fo:color="#ff3300" fo:font-size="11pt"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1cm" svg:height="4.266cm" svg:x="0cm" svg:y="9.536cm">
          <text:p/>
          <draw:enhanced-geometry svg:viewBox="0 0 21600 21600" draw:type="rectangle" draw:enhanced-path="M 0 0 L 21600 0 21600 21600 0 21600 0 0 Z N"/>
        </draw:custom-shape>
        <draw:custom-shape draw:style-name="gr2" draw:text-style-name="P2" draw:layer="layout" svg:width="0.098cm" svg:height="26.167cm" svg:x="5.386cm" svg:y="1.588cm">
          <text:p/>
          <draw:enhanced-geometry svg:viewBox="0 0 21600 21600" draw:mirror-horizontal="true" draw:mirror-vertical="false" draw:type="rectangle" draw:enhanced-path="M 0 0 L 21600 0 21600 21600 0 21600 0 0 Z N"/>
        </draw:custom-shape>
        <draw:custom-shape draw:style-name="gr3" draw:text-style-name="P3" draw:layer="layout" svg:width="21cm" svg:height="1.455cm" svg:x="0cm" svg:y="27.649cm">
          <text:p/>
          <draw:enhanced-geometry svg:viewBox="0 0 21600 21600" draw:mirror-horizontal="false" draw:mirror-vertical="false" draw:type="rectangle" draw:enhanced-path="M 0 0 L 21600 0 21600 21600 0 21600 0 0 Z N"/>
        </draw:custom-shape>
        <draw:custom-shape draw:style-name="gr4" draw:text-style-name="P1" draw:layer="layout" svg:width="0.537cm" svg:height="3.296cm" draw:transform="rotate (1.5707963267949) translate (3.583cm 17.632cm)">
          <text:p/>
          <draw:enhanced-geometry svg:viewBox="0 0 21600 21600" draw:type="rectangle" draw:enhanced-path="M 0 0 L 21600 0 21600 21600 0 21600 0 0 Z N"/>
        </draw:custom-shape>
        <draw:custom-shape draw:style-name="gr5" draw:text-style-name="P3" draw:layer="layout" svg:width="21cm" svg:height="1.899cm" svg:x="0cm" svg:y="0cm">
          <text:p/>
          <draw:enhanced-geometry svg:viewBox="0 0 21600 21600" draw:mirror-horizontal="false" draw:mirror-vertical="false" draw:type="rectangle" draw:enhanced-path="M 0 0 L 21600 0 21600 21600 0 21600 0 0 Z N"/>
        </draw:custom-shape>
        <draw:custom-shape draw:style-name="gr6" draw:text-style-name="P2" draw:layer="layout" svg:width="6.174cm" svg:height="10.832cm" svg:x="3.344cm" svg:y="4.586cm">
          <text:p/>
          <draw:enhanced-geometry svg:viewBox="0 0 21600 21600" draw:mirror-horizontal="false" draw:mirror-vertical="false" draw:type="rectangle" draw:enhanced-path="M 0 0 L 21600 0 21600 21600 0 21600 0 0 Z N"/>
        </draw:custom-shape>
        <draw:g>
          <draw:path draw:style-name="gr7" draw:text-style-name="P4" draw:layer="layout" svg:width="0.632cm" svg:height="0.707cm" svg:x="3.481cm" svg:y="4.839cm" svg:viewBox="0 0 633 708" svg:d="M633 65v97c-36-29-74-50-115-65-40-14-83-21-128-21-90 0-159 24-207 71-47 48-71 117-71 207s24 159 71 207c48 47 117 71 207 71 45 0 88-7 128-21 41-15 79-36 115-65v96c-37 22-77 39-118 50-42 11-86 16-132 16-119 0-212-31-281-95-68-63-102-149-102-259s34-196 102-259c69-64 162-95 281-95 47 0 91 5 133 16 41 11 80 27 117 49z">
            <text:p/>
          </draw:path>
          <draw:path draw:style-name="gr7" draw:text-style-name="P4" draw:layer="layout" svg:width="0.597cm" svg:height="0.681cm" svg:x="4.281cm" svg:y="4.852cm" svg:viewBox="0 0 598 682" svg:d="M0 0c35 0 71 0 106 0 0 93 0 186 0 279 129 0 257 0 386 0 0-93 0-186 0-279 35 0 71 0 106 0 0 227 0 455 0 682-35 0-71 0-106 0 0-108 0-217 0-325-129 0-257 0-386 0 0 108 0 217 0 325-35 0-71 0-106 0 0-227 0-455 0-682z">
            <text:p/>
          </draw:path>
          <draw:path draw:style-name="gr7" draw:text-style-name="P4" draw:layer="layout" svg:width="0.718cm" svg:height="0.681cm" svg:x="4.994cm" svg:y="4.852cm" svg:viewBox="0 0 719 682" svg:d="M360 91c-48 113-97 226-145 339 97 0 193 0 289 0-48-113-96-226-144-339zM300 0c40 0 80 0 120 0 100 228 199 455 299 682-37 0-74 0-110 0-24-58-48-116-72-175-118 0-236 0-354 0-23 59-47 117-71 175-38 0-75 0-112 0 100-227 200-454 300-682z">
            <text:p/>
          </draw:path>
          <draw:path draw:style-name="gr7" draw:text-style-name="P4" draw:layer="layout" svg:width="0.593cm" svg:height="0.681cm" svg:x="5.83cm" svg:y="4.852cm" svg:viewBox="0 0 594 682" svg:d="M0 0c48 0 95 0 143 0 116 190 232 380 348 571 0-191 0-381 0-571 34 0 69 0 103 0 0 227 0 455 0 682-48 0-96 0-143 0-116-190-232-380-348-571 0 191 0 381 0 571-34 0-69 0-103 0 0-227 0-455 0-682z">
            <text:p/>
          </draw:path>
          <draw:path draw:style-name="gr7" draw:text-style-name="P4" draw:layer="layout" svg:width="0.684cm" svg:height="0.707cm" svg:x="6.588cm" svg:y="4.839cm" svg:viewBox="0 0 685 708" svg:d="M580 598v-184h-173v-76h278v293c-41 26-86 45-135 57-50 14-103 20-159 20-122 0-218-31-287-94-69-62-104-149-104-260s35-198 104-260c69-63 165-94 287-94 52 0 100 5 146 17 46 10 89 26 128 48v98c-39-29-81-51-125-65-45-15-91-22-139-22-97 0-169 23-217 70-48 46-72 116-72 208s24 162 72 208c48 47 120 70 217 70 37 0 70-3 100-8 29-6 56-15 79-26z">
            <text:p/>
          </draw:path>
          <draw:path draw:style-name="gr7" draw:text-style-name="P4" draw:layer="layout" svg:width="0.105cm" svg:height="0.681cm" svg:x="7.466cm" svg:y="4.852cm" svg:viewBox="0 0 106 682" svg:d="M0 0c35 0 71 0 106 0 0 227 0 455 0 682-35 0-71 0-106 0 0-227 0-455 0-682z">
            <text:p/>
          </draw:path>
          <draw:path draw:style-name="gr7" draw:text-style-name="P4" draw:layer="layout" svg:width="0.593cm" svg:height="0.681cm" svg:x="7.781cm" svg:y="4.852cm" svg:viewBox="0 0 594 682" svg:d="M0 0c48 0 95 0 143 0 116 190 232 380 348 571 0-191 0-381 0-571 34 0 69 0 103 0 0 227 0 455 0 682-48 0-96 0-143 0-116-190-232-380-348-571 0 191 0 381 0 571-34 0-69 0-103 0 0-227 0-455 0-682z">
            <text:p/>
          </draw:path>
          <draw:path draw:style-name="gr7" draw:text-style-name="P4" draw:layer="layout" svg:width="0.684cm" svg:height="0.707cm" svg:x="8.54cm" svg:y="4.839cm" svg:viewBox="0 0 685 708" svg:d="M580 598v-184h-173v-76h278v293c-41 26-86 45-135 57-50 14-103 20-159 20-122 0-218-31-287-94-69-62-104-149-104-260s35-198 104-260c69-63 165-94 287-94 52 0 100 5 146 17 46 10 89 26 128 48v98c-39-29-81-51-125-65-45-15-91-22-139-22-97 0-169 23-217 70-48 46-72 116-72 208s24 162 72 208c48 47 120 70 217 70 37 0 70-3 100-8 29-6 56-15 79-26z">
            <text:p/>
          </draw:path>
        </draw:g>
        <draw:g>
          <draw:path draw:style-name="gr7" draw:text-style-name="P4" draw:layer="layout" svg:width="0.649cm" svg:height="0.856cm" svg:x="3.486cm" svg:y="5.784cm" svg:viewBox="0 0 650 857" svg:d="M650 79v117c-37-34-76-61-118-78-41-17-85-26-132-26-92 0-163 29-212 86-49 58-73 142-73 251s24 192 73 250c49 57 120 87 212 87 47 0 91-9 132-27 42-17 81-43 118-78v116c-38 27-79 47-121 60-43 14-88 20-136 20-122 0-218-38-288-114-70-77-105-182-105-314 0-133 35-238 105-314 70-77 166-115 288-115 49 0 94 7 137 20s82 32 120 59z">
            <text:p/>
          </draw:path>
          <draw:path draw:style-name="gr7" draw:text-style-name="P4" draw:layer="layout" svg:width="0.737cm" svg:height="0.825cm" svg:x="4.208cm" svg:y="5.799cm" svg:viewBox="0 0 738 826" svg:d="M369 110c-49 137-98 274-148 411 99 0 198 0 297 0-50-137-99-274-149-411zM308 0c41 0 82 0 123 0 103 276 205 551 307 826-37 0-75 0-113 0-24-71-49-141-74-212-120 0-242 0-363 0-24 71-49 141-73 212-38 0-77 0-115 0 102-275 205-550 308-826z">
            <text:p/>
          </draw:path>
          <draw:path draw:style-name="gr7" draw:text-style-name="P4" draw:layer="layout" svg:width="0.609cm" svg:height="0.825cm" svg:x="5.067cm" svg:y="5.8cm" svg:viewBox="0 0 610 826" svg:d="M0 0c49 0 98 0 147 0 119 230 238 461 357 691 0-230 0-461 0-691 36 0 70 0 106 0 0 275 0 551 0 826-49 0-98 0-147 0-119-230-238-461-357-691 0 230 0 461 0 691-35 0-71 0-106 0 0-275 0-551 0-826z">
            <text:p/>
          </draw:path>
          <draw:path draw:style-name="gr7" draw:text-style-name="P4" draw:layer="layout" svg:width="0.737cm" svg:height="0.825cm" svg:x="5.792cm" svg:y="5.799cm" svg:viewBox="0 0 738 826" svg:d="M369 110c-49 137-98 274-148 411 99 0 198 0 297 0-50-137-99-274-149-411zM308 0c41 0 82 0 123 0 103 276 205 551 307 826-37 0-75 0-113 0-24-71-49-141-74-212-120 0-242 0-363 0-24 71-49 141-73 212-38 0-77 0-115 0 102-275 205-550 308-826z">
            <text:p/>
          </draw:path>
          <draw:path draw:style-name="gr7" draw:text-style-name="P4" draw:layer="layout" svg:width="0.676cm" svg:height="0.825cm" svg:x="6.651cm" svg:y="5.799cm" svg:viewBox="0 0 677 826" svg:d="M109 92v643h132c111 0 192-27 244-78 51-52 78-133 78-245 0-110-27-191-78-243-52-52-133-77-244-77zM0 0h224c156 0 271 33 344 100s109 171 109 312c0 143-37 247-110 314s-187 100-343 100h-224z">
            <text:p/>
          </draw:path>
          <draw:path draw:style-name="gr7" draw:text-style-name="P4" draw:layer="layout" svg:width="0.108cm" svg:height="0.825cm" svg:x="7.505cm" svg:y="5.8cm" svg:viewBox="0 0 109 826" svg:d="M0 0c36 0 73 0 109 0 0 275 0 551 0 826-36 0-73 0-109 0 0-275 0-551 0-826z">
            <text:p/>
          </draw:path>
          <draw:path draw:style-name="gr7" draw:text-style-name="P4" draw:layer="layout" svg:width="0.737cm" svg:height="0.825cm" svg:x="7.729cm" svg:y="5.799cm" svg:viewBox="0 0 738 826" svg:d="M369 110c-49 137-98 274-148 411 99 0 198 0 297 0-50-137-99-274-149-411zM308 0c41 0 82 0 123 0 103 276 205 551 307 826-37 0-75 0-113 0-24-71-49-141-74-212-120 0-242 0-363 0-24 71-49 141-73 212-38 0-77 0-115 0 102-275 205-550 308-826z">
            <text:p/>
          </draw:path>
          <draw:path draw:style-name="gr7" draw:text-style-name="P4" draw:layer="layout" svg:width="0.609cm" svg:height="0.825cm" svg:x="8.588cm" svg:y="5.8cm" svg:viewBox="0 0 610 826" svg:d="M0 0c49 0 98 0 147 0 119 230 238 461 357 691 0-230 0-461 0-691 36 0 70 0 106 0 0 275 0 551 0 826-49 0-98 0-147 0-119-230-238-461-357-691 0 230 0 461 0 691-35 0-71 0-106 0 0-275 0-551 0-826z">
            <text:p/>
          </draw:path>
        </draw:g>
        <draw:g>
          <draw:path draw:style-name="gr7" draw:text-style-name="P4" draw:layer="layout" svg:width="0.622cm" svg:height="1.688cm" svg:x="3.507cm" svg:y="6.85cm" svg:viewBox="0 0 623 1689" svg:d="M570 83v215c-46-40-88-70-129-90-40-19-79-29-117-29-65 0-115 23-151 70-35 46-53 112-53 198 0 72 12 126 36 163 23 37 68 67 133 89l72 27c90 32 156 87 199 165 42 80 63 185 63 317 0 158-29 278-86 359-58 82-142 122-253 122-42 0-86-9-134-26-47-17-96-43-147-77v-227c49 50 97 88 144 113 46 26 92 38 137 38 68 0 121-24 158-74 37-49 56-120 56-211 0-80-13-143-40-188s-70-79-131-101l-73-26c-90-33-154-85-194-154-40-70-60-167-60-291 0-144 28-258 83-341s131-124 228-124c41 0 84 7 126 21 44 14 88 34 133 62z">
            <text:p/>
          </draw:path>
          <draw:path draw:style-name="gr7" draw:text-style-name="P4" draw:layer="layout" svg:width="0.713cm" svg:height="1.689cm" svg:x="4.264cm" svg:y="6.85cm" svg:viewBox="0 0 714 1690" svg:d="M714 155v232c-41-69-83-121-129-155s-94-51-146-51c-101 0-178 57-232 171-54 113-81 278-81 493s27 379 81 493 131 171 232 171c52 0 100-17 146-51 46-35 88-86 129-156v231c-42 52-87 91-133 118-47 26-97 39-149 39-134 0-239-76-316-227-78-151-116-357-116-618s38-468 116-619c77-150 182-226 316-226 53 0 103 13 150 39 47 25 91 64 132 116z">
            <text:p/>
          </draw:path>
          <draw:path draw:style-name="gr7" draw:text-style-name="P4" draw:layer="layout" svg:width="0.674cm" svg:height="1.627cm" svg:x="5.166cm" svg:y="6.88cm" svg:viewBox="0 0 675 1628" svg:d="M0 0c40 0 80 0 120 0 0 222 0 444 0 666 145 0 290 0 435 0 0-222 0-444 0-666 40 0 80 0 120 0 0 543 0 1085 0 1628-40 0-80 0-120 0 0-259 0-518 0-776-145 0-290 0-435 0 0 258 0 517 0 776-40 0-80 0-120 0 0-543 0-1085 0-1628z">
            <text:p/>
          </draw:path>
          <draw:path draw:style-name="gr7" draw:text-style-name="P4" draw:layer="layout" svg:width="0.818cm" svg:height="1.688cm" svg:x="6.029cm" svg:y="6.85cm" svg:viewBox="0 0 819 1689" svg:d="M410 179c-86 0-156 59-207 179-51 119-77 281-77 487 0 205 26 367 77 487 51 119 121 178 207 178 87 0 156-59 207-178 51-120 76-282 76-487 0-206-25-368-76-487-51-120-120-179-207-179zM410 0c125 0 224 76 298 229 74 154 111 359 111 616s-37 462-111 615-173 229-298 229c-124 0-224-76-298-229-75-152-112-357-112-615 0-257 37-462 112-616 74-153 174-229 298-229z">
            <text:p/>
          </draw:path>
          <draw:path draw:style-name="gr7" draw:text-style-name="P4" draw:layer="layout" svg:width="0.818cm" svg:height="1.688cm" svg:x="6.985cm" svg:y="6.85cm" svg:viewBox="0 0 819 1689" svg:d="M410 179c-86 0-156 59-207 179-51 119-77 281-77 487 0 205 26 367 77 487 51 119 121 178 207 178 87 0 156-59 207-178 51-120 76-282 76-487 0-206-25-368-76-487-51-120-120-179-207-179zM410 0c125 0 224 76 298 229 74 154 111 359 111 616s-37 462-111 615-173 229-298 229c-124 0-224-76-298-229-75-152-112-357-112-615 0-257 37-462 112-616 74-153 174-229 298-229z">
            <text:p/>
          </draw:path>
          <draw:path draw:style-name="gr7" draw:text-style-name="P4" draw:layer="layout" svg:width="0.55cm" svg:height="1.627cm" svg:x="7.99cm" svg:y="6.879cm" svg:viewBox="0 0 551 1628" svg:d="M0 0c40 0 80 0 120 0 0 481 0 962 0 1443 143 0 287 0 431 0 0 62 0 123 0 185-184 0-368 0-551 0 0-542 0-1085 0-1628z">
            <text:p/>
          </draw:path>
          <draw:path draw:style-name="gr7" draw:text-style-name="P4" draw:layer="layout" svg:width="0.622cm" svg:height="1.688cm" svg:x="8.632cm" svg:y="6.85cm" svg:viewBox="0 0 623 1689" svg:d="M570 83v215c-46-40-88-70-129-90-40-19-79-29-117-29-65 0-115 23-151 70-35 46-53 112-53 198 0 72 12 126 36 163 23 37 68 67 133 89l72 27c90 32 156 87 199 165 42 80 63 185 63 317 0 158-29 278-86 359-58 82-142 122-253 122-42 0-86-9-134-26-47-17-96-43-147-77v-227c49 50 97 88 144 113 46 26 92 38 137 38 68 0 121-24 158-74 37-49 56-120 56-211 0-80-13-143-40-188s-70-79-131-101l-73-26c-90-33-154-85-194-154-40-70-60-167-60-291 0-144 28-258 83-341s131-124 228-124c41 0 84 7 126 21 44 14 88 34 133 62z">
            <text:p/>
          </draw:path>
        </draw:g>
        <draw:custom-shape draw:style-name="gr8" draw:text-style-name="P3" draw:layer="layout" svg:width="15.882cm" svg:height="0.265cm" svg:x="2.598cm" svg:y="15.201cm">
          <text:p/>
          <draw:enhanced-geometry svg:viewBox="0 0 21600 21600" draw:mirror-horizontal="false" draw:mirror-vertical="false" draw:type="rectangle" draw:enhanced-path="M 0 0 L 21600 0 21600 21600 0 21600 0 0 Z N"/>
        </draw:custom-shape>
        <draw:frame draw:style-name="gr9" draw:text-style-name="P5" draw:layer="layout" svg:width="4.367cm" svg:height="0.989cm" draw:transform="rotate (-0.130201562198777) translate (14.832cm 24.658cm)">
          <draw:text-box>
            <text:p><text:span text:style-name="T1">Mary Wilson</text:span></text:p>
          </draw:text-box>
        </draw:frame>
        <draw:frame draw:style-name="gr9" draw:text-style-name="P5" draw:layer="layout" svg:width="3.872cm" svg:height="0.989cm" draw:transform="rotate (0.180292511731014) translate (15.513cm 23.587cm)">
          <draw:text-box>
            <text:p><text:span text:style-name="T1">Julie Stone</text:span></text:p>
          </draw:text-box>
        </draw:frame>
        <draw:frame draw:style-name="gr9" draw:text-style-name="P5" draw:layer="layout" svg:width="4.765cm" svg:height="0.989cm" draw:transform="rotate (-0.089884456477708) translate (11.899cm 17.549cm)">
          <draw:text-box>
            <text:p><text:span text:style-name="T1">Jeff den Otter</text:span></text:p>
          </draw:text-box>
        </draw:frame>
        <draw:frame draw:style-name="gr9" draw:text-style-name="P5" draw:layer="layout" svg:width="5.497cm" svg:height="0.989cm" draw:transform="rotate (0.169995069144248) translate (13.994cm 19.152cm)">
          <draw:text-box>
            <text:p><text:span text:style-name="T1">Melanie Panitch</text:span></text:p>
          </draw:text-box>
        </draw:frame>
        <draw:frame draw:style-name="gr9" draw:text-style-name="P5" draw:layer="layout" svg:width="6.065cm" svg:height="0.989cm" draw:transform="rotate (-0.0329867228626928) translate (11.425cm 19.81cm)">
          <draw:text-box>
            <text:p><text:span text:style-name="T1">Darlene E. Perner</text:span></text:p>
          </draw:text-box>
        </draw:frame>
        <draw:frame draw:style-name="gr9" draw:text-style-name="P5" draw:layer="layout" svg:width="5.459cm" svg:height="0.989cm" draw:transform="rotate (0.0621337213709981) translate (13.621cm 21.134cm)">
          <draw:text-box>
            <text:p><text:span text:style-name="T1">Marcia H. Rioux</text:span></text:p>
          </draw:text-box>
        </draw:frame>
        <draw:frame draw:style-name="gr9" draw:text-style-name="P5" draw:layer="layout" svg:width="5.98cm" svg:height="0.989cm" draw:transform="rotate (0.109781209950443) translate (2.459cm 23.098cm)">
          <draw:text-box>
            <text:p><text:span text:style-name="T1">Marcia Marcaccio</text:span></text:p>
          </draw:text-box>
        </draw:frame>
        <draw:frame draw:style-name="gr9" draw:text-style-name="P5" draw:layer="layout" svg:width="6.602cm" svg:height="0.989cm" draw:transform="rotate (-0.0802851455917397) translate (0.976cm 24.149cm)">
          <draw:text-box>
            <text:p text:style-name="P6"><text:span text:style-name="T1">S. Dulcie McCallum</text:span></text:p>
          </draw:text-box>
        </draw:frame>
        <draw:frame draw:style-name="gr9" draw:text-style-name="P5" draw:layer="layout" svg:width="5.794cm" svg:height="0.989cm" draw:transform="rotate (0.0928515162060983) translate (2.911cm 26.107cm)">
          <draw:text-box>
            <text:p><text:span text:style-name="T1">Margaret Murray</text:span></text:p>
          </draw:text-box>
        </draw:frame>
        <draw:frame draw:style-name="gr9" draw:text-style-name="P5" draw:layer="layout" svg:width="3.876cm" svg:height="0.989cm" draw:transform="rotate (-0.193207948195772) translate (1.993cm 21.22cm)">
          <draw:text-box>
            <text:p><text:span text:style-name="T1">Brian Kelly</text:span></text:p>
          </draw:text-box>
        </draw:frame>
        <draw:frame draw:style-name="gr9" draw:text-style-name="P5" draw:layer="layout" svg:width="3.757cm" svg:height="0.989cm" draw:transform="rotate (0.184830367786199) translate (4.69cm 20.877cm)">
          <draw:text-box>
            <text:p><text:span text:style-name="T1">David Jory</text:span></text:p>
          </draw:text-box>
        </draw:frame>
        <draw:frame draw:style-name="gr9" draw:text-style-name="P5" draw:layer="layout" svg:width="4.676cm" svg:height="0.989cm" draw:transform="rotate (-0.0961676417848871) translate (5.547cm 19.169cm)">
          <draw:text-box>
            <text:p><text:span text:style-name="T1">Jean Collicott</text:span></text:p>
          </draw:text-box>
        </draw:frame>
        <draw:frame draw:style-name="gr9" draw:text-style-name="P5" draw:layer="layout" svg:width="6.662cm" svg:height="0.989cm" draw:transform="rotate (0.112050137978036) translate (1.462cm 18.637cm)">
          <draw:text-box>
            <text:p><text:span text:style-name="T1">Charlotte Campbell</text:span></text:p>
          </draw:text-box>
        </draw:frame>
        <draw:custom-shape draw:style-name="gr10" draw:text-style-name="P3" draw:layer="layout" svg:width="2.254cm" svg:height="1.379cm" svg:x="0cm" svg:y="1.554cm">
          <text:p/>
          <draw:enhanced-geometry svg:viewBox="0 0 21600 21600" draw:type="rectangle" draw:enhanced-path="M 0 0 L 21600 0 21600 21600 0 21600 0 0 Z N"/>
        </draw:custom-shape>
        <draw:custom-shape draw:style-name="gr11" draw:text-style-name="P3" draw:layer="layout" svg:width="5.588cm" svg:height="5.142cm" svg:x="8.818cm" svg:y="23.365cm">
          <text:p/>
          <draw:enhanced-geometry svg:viewBox="0 0 21600 21600" draw:type="rectangle" draw:enhanced-path="M 0 0 L 21600 0 21600 21600 0 21600 0 0 Z N"/>
        </draw:custom-shape>
        <draw:frame draw:style-name="gr9" draw:text-style-name="P5" draw:layer="layout" svg:width="4.367cm" svg:height="0.989cm" svg:x="8.701cm" svg:y="23.771cm">
          <draw:text-box>
            <text:p><text:span text:style-name="T1">Editors</text:span></text:p>
          </draw:text-box>
        </draw:frame>
        <draw:frame draw:style-name="gr12" draw:text-style-name="P5" draw:layer="layout" svg:width="5.894cm" svg:height="1.025cm" svg:x="8.63cm" svg:y="26.044cm">
          <draw:text-box>
            <text:p><text:span text:style-name="T1">Gordon L. Porter</text:span></text:p>
          </draw:text-box>
        </draw:frame>
        <draw:frame draw:style-name="gr13" draw:text-style-name="P5" draw:layer="layout" svg:width="4.766cm" svg:height="0.988cm" svg:x="8.679cm" svg:y="26.903cm">
          <draw:text-box>
            <text:p><text:span text:style-name="T1">Diane Richler</text:span></text:p>
          </draw:text-box>
        </draw:frame>
        <draw:custom-shape draw:style-name="gr14" draw:text-style-name="P1" draw:layer="layout" svg:width="0.115cm" svg:height="13.837cm" draw:transform="rotate (1.5707963267949) translate (3.583cm 17.119cm)">
          <text:p/>
          <draw:enhanced-geometry svg:viewBox="0 0 21600 21600" draw:type="rectangle" draw:enhanced-path="M 0 0 L 21600 0 21600 21600 0 21600 0 0 Z N"/>
        </draw:custom-shape>
        <draw:frame draw:style-name="gr15" draw:text-style-name="P7" draw:layer="layout" svg:width="3.52cm" svg:height="0.747cm" svg:x="3.421cm" svg:y="16.993cm">
          <draw:text-box>
            <text:p><text:span text:style-name="T2">Beiträger</text:span></text:p>
          </draw:text-box>
        </draw:frame>
        <draw:frame draw:style-name="gr16" draw:text-style-name="P8" draw:layer="layout" svg:width="18.993cm" svg:height="0.704cm" svg:x="1.1cm" svg:y="0.9cm">
          <draw:text-box>
            <text:p><text:span text:style-name="T3">w³-Edition, Creative Commons Attribution-NonCommercial-ShareAlike 4.0 International License</text:span></text:p>
          </draw:text-box>
        </draw:frame>
        <draw:g>
          <draw:custom-shape draw:style-name="gr17" draw:text-style-name="P1" draw:layer="layout" svg:width="2.275cm" svg:height="1.183cm" draw:transform="skewX (-0.000872664625997155) rotate (0.104894288044859) translate (17.556cm 2.72cm)">
            <text:p/>
            <draw:enhanced-geometry svg:viewBox="0 0 21600 21600" draw:mirror-horizontal="false" draw:mirror-vertical="false" draw:type="rectangle" draw:enhanced-path="M 0 0 L 21600 0 21600 21600 0 21600 0 0 Z N"/>
          </draw:custom-shape>
          <draw:g>
            <draw:polygon draw:style-name="gr18" draw:text-style-name="P9" draw:layer="layout" svg:width="0.142cm" svg:height="0.188cm" draw:transform="rotate (0.0996583002888762) translate (17.7449550064729cm 3.53746677050782cm)" svg:viewBox="0 0 143 189" draw:points="0,0 35,0 118,157 117,0 142,0 143,189 110,189 25,31 26,189 1,189">
              <text:p/>
            </draw:polygon>
            <draw:path draw:style-name="gr18" draw:text-style-name="P9" draw:layer="layout" svg:width="0.129cm" svg:height="0.148cm" draw:transform="rotate (0.114842664781227) translate (17.9300271050826cm 3.5635120571656cm)" svg:viewBox="0 0 130 149" svg:d="M66 20h-3-2-2-2-2l-2 2h-3l-1 2h-1-4v2l-2 1-2 2-1 1-1 3-3 1v1l-2 3-2 4-2 4-1 6-2 4-1 6v5 7 5 7l1 6 1 5 2 5 1 4 3 4 1 2v2l3 2 1 1 2 2 1 1 1 3h2l2 1 2 1h1l3 2h1l3 1h1 3 2 2 3 1 3 2l2-1h2l2-1h2l3-2 1-1h1l2-2 1-2 1-2 2-1 1-1 2-3 2-2 2-4 2-3 1-6 1-4 2-5v-7-6-5-8l-1-5-2-4-1-6-2-3-2-5-3-4-1-2-1-2-2-2-2-1v-2l-2-1h-1l-3-1-1-2h-4v-1h-3-2-2l-2-1zM66 0h7l6 2h5l2 1 3 1 4 2 3 1 3 2 2 1 3 1 2 3 2 2 3 1 1 3 3 2 3 4 1 2 2 3v2l2 5 3 6 1 6 1 9 2 8v8 8l-2 9-1 7-2 7-2 6-2 3-2 4v3l-2 3-3 3-3 1-1 3-3 2-3 2-1 2-3 2-3 1-2 2h-3l-4 2-3 2h-3l-4 1-7 1h-7-7l-8-2-3-1h-2l-3-1-4-2-3-2h-3l-2-2-3-1-3-3-1-1-3-4-3-2-1-2-2-2-2-3-2-3-1-4-1-3-3-7-2-7v-7l-2-8v-8-8l2-9 1-8 1-7 3-5 2-4 2-3v-3l4-3 1-2 1-3 3-3 2-1 2-2 3-2 3-2 3-1 2-1 3-2 4-1 3-2h3 2l9-2z">
              <text:p/>
            </draw:path>
            <draw:polygon draw:style-name="gr18" draw:text-style-name="P9" draw:layer="layout" svg:width="0.082cm" svg:height="0.145cm" draw:transform="skewX (-0.0197222205475359) rotate (0.0830776723949301) translate (18.0978970853277cm 3.54359296011059cm)" svg:viewBox="0 0 83 146" draw:points="83,24 81,24 80,24 80,24 79,24 77,24 77,22 76,22 74,22 73,22 72,22 69,21 68,21 63,21 59,21 55,22 52,22 50,22 48,24 47,24 45,25 43,27 41,27 40,29 39,29 37,31 34,33 33,34 33,35 32,38 30,40 29,41 28,47 26,51 25,55 23,60 23,66 23,71 24,146 0,146 0,5 24,4 23,26 25,23 28,20 28,18 32,15 34,12 37,11 40,9 43,7 46,6 48,3 52,3 55,2 59,2 63,0 68,0 70,0 72,0 73,0 74,0 76,0 83,2">
              <text:p/>
            </draw:polygon>
            <draw:path draw:style-name="gr18" draw:text-style-name="P9" draw:layer="layout" svg:width="0.126cm" svg:height="0.199cm" draw:transform="skewX (-0.00506145483078355) rotate (0.106814150222053) translate (18.1967836438356cm 3.48276037662827cm)" svg:viewBox="0 0 127 200" svg:d="M103 126v-6-5l-2-6-1-5-1-6-1-4-4-4v-3l-1-1-1-2-3-1-2-3-2-1-1-2-2-1-2-1-2-2h-2-2l-1-1h-3-1-4-3-3-1-4v1h-3-2l-1 2-3 1-2 1v2l-2 1h-2l-1 3-3 1-1 2v1l-2 3-2 4-2 4-1 6-1 5-2 6v5 6 6 6l2 5v6l2 5 1 5 3 4 1 1v1l2 3 2 2 2 1 1 1 2 2 1 1 1 2 3 1h1l2 1h3 1l3 2h1 3 3 1 3 1l3-2h1 3l1-1h2l3-1 1-2 1-1 2-2 2-1v-1l4-2 1-2 1-2v-1l3-4 2-4 1-6 1-5 2-6v-5zM25 77l1-4 3-3 1-2 2-3 4-1 2-2 2-2 3-2 4-1 2-2 3-1h3l4-1h3 4 4 3 3 2 3l4 1 3 1h3l2 2 2 1 3 2 2 2 3 2 1 1 3 3 3 3 1 1 5 6 2 5 3 7 3 5 1 7 2 9v6 9l-1 8v8l-1 7-2 7-2 7-4 7-2 4-5 5-1 3-3 3-2 1-2 4h-3l-2 3-3 1-1 2h-3l-3 1-3 2h-4l-3 1h-2-3-3-4-4l-3-1h-4l-3-2h-2l-3-1-4-2h-3l-2-4-2-1-3-3-3-3-1-2-3-3-1-3v23h-24l2-198h23z">
              <text:p/>
            </draw:path>
            <draw:path draw:style-name="gr18" draw:text-style-name="P9" draw:layer="layout" svg:width="0.13cm" svg:height="0.148cm" draw:transform="skewX (0.00680678408277788) rotate (0.11397000015523) translate (18.3570046735836cm 3.5185424824091cm)" svg:viewBox="0 0 131 149" svg:d="M131 70v11l-106-1v6l1 5v6l3 3 2 4v4h2l1 4 2 1 1 1 1 2 2 1 2 2h2l1 2 4 2v1l4 1h1l4 2 6 1h5 6 7 2 4l3-1h2 5l3-1 7-1 5-3 6-3 7-3v22l-7 3-6 2-7 1-6 3-7 1h-6l-7 1h-7-8l-9-2-7-1-6-3-3-2h-3l-4-2-3-2-3-2-2-1-3-4-3-2-1-2-3-2-1-3-3-3-2-3v-4l-2-3-2-4-2-5-1-9-2-6v-9-8l2-8 1-8 3-7 1-7 1-3 3-3 2-2 1-3 3-3 1-3 3-2 3-3 2-2 3-2 3-2 3-1 2-1 4-2 3-1 3-2h7l9-2h6 7l7 2h2l4 1h3l4 1 2 2 3 1 2 2 2 1 3 3 3 1 1 3 2 1 2 3 3 3 1 2 1 4 2 2 2 3 2 6 1 7 2 7 1 6zM108 62v-5-4l-2-5-1-4-2-2v-3-2l-2-1-2-1-1-2-1-1-2-1-1-2-2-1v-2l-2-1h-2l-1-1-2-2h-4l-1-1h-3-3l-5-1h-4-4l-4 2h-5l-2 2h-2-1l-1 2h-3l-2 3h-1l-1 1-2 1-1 2-1 1-2 3-1 1v2l-3 4-1 4-2 4-1 4v6z">
              <text:p/>
            </draw:path>
            <draw:polygon draw:style-name="gr18" draw:text-style-name="P9" draw:layer="layout" svg:width="0.082cm" svg:height="0.144cm" draw:transform="skewX (-0.00663225115757845) rotate (0.0961676417848875) translate (18.5241025063096cm 3.49971192928648cm)" svg:viewBox="0 0 83 145" draw:points="83,25 81,25 80,24 80,24 79,24 77,24 77,22 76,22 75,22 73,22 72,22 69,20 68,20 64,21 59,21 55,22 53,22 51,22 48,24 47,24 46,25 43,26 41,26 40,28 39,29 37,31 35,32 33,33 33,35 32,38 30,39 29,40 28,46 26,50 25,55 23,60 23,66 23,71 24,145 0,145 0,3 24,3 24,25 25,22 28,20 29,17 32,14 35,11 37,10 40,9 43,7 46,6 48,3 53,3 55,2 59,2 64,0 68,0 71,0 72,0 73,0 75,0 76,0 83,2">
              <text:p/>
            </draw:polygon>
            <draw:polygon draw:style-name="gr18" draw:text-style-name="P9" draw:layer="layout" svg:width="0.087cm" svg:height="0.181cm" draw:transform="skewX (-0.0111701072127637) rotate (0.0977384381116825) translate (18.6099216870442cm 3.4537213154601cm)" svg:viewBox="0 0 88 182" draw:points="40,0 40,40 88,40 88,58 40,58 39,135 39,139 39,143 41,146 41,149 41,152 43,153 43,154 43,156 43,156 43,157 45,157 45,159 47,159 47,159 48,160 48,160 49,160 50,161 52,161 54,161 58,163 60,163 65,163 87,163 88,181 65,182 58,182 52,181 47,181 41,179 37,178 34,176 32,176 32,176 30,174 28,172 27,172 26,171 25,170 23,167 23,165 21,165 21,163 21,160 19,158 17,154 17,148 16,143 17,136 17,58 0,59 0,40 17,40 16,0">
              <text:p/>
            </draw:polygon>
            <draw:path draw:style-name="gr18" draw:text-style-name="P9" draw:layer="layout" svg:width="0.147cm" svg:height="0.189cm" draw:transform="skewX (-0.00506145483078358) rotate (0.107337748997651) translate (18.8096118184017cm 3.42601845445215cm)" svg:viewBox="0 0 148 190" svg:d="M90 101h2l2 1 2 2 2 1 2 1 3 2 1 3 1 1 3 3 1 3 3 2 2 3 4 7 4 8 26 52h-28l-24-49-4-6v-4l-3-3-3-4-1-2-3-3-1-2-2-1h-1l-3-1-3-3h-1l-3-1h-4l-3-2h-4-3-28l-1 80h-25l1-189h59 6l9 2h7l5 1 6 2 2 2 3 2h2l4 1v2l4 2 1 2 1 1 3 3 2 1v3l2 1 1 3v3l2 3 2 2-1 6 1 7v5 4 6l-2 4v3 4l-2 3-2 4-2 3-2 2-3 3-2 3-3 1-3 1-4 3-3 2zM26 21v67h33 4l4-1h4l3-1 4-2h1l2-1h1l1-1 2-2h2v-1-1l2-2 2-1 1-2v-1l1-1v-2-1l2-3v-3l1-4v-4-4l-1-3v-4l-2-1v-2-1l-1-1v-2l-1-1-2-1-1-2v-1l-1-2h-2l-1-1-2-1h-1l-1-2h-2l-4-1-3-2h-4l-4-1h-4z">
              <text:p/>
            </draw:path>
            <draw:path draw:style-name="gr18" draw:text-style-name="P9" draw:layer="layout" svg:width="0.13cm" svg:height="0.148cm" draw:transform="skewX (0.00663225115757846) rotate (0.105592419745657) translate (18.9714426298109cm 3.45328914303348cm)" svg:viewBox="0 0 131 149" svg:d="M131 69v11h-106v6l1 5v6l3 4 2 4 1 3 1 1 2 3 1 1 1 2 2 1 1 1 2 2 2 1 2 1 3 2 1 1 3 2h1l4 1 6 1h5 6 7 2 4l3-1h3 5l2-2 7-1 5-3 6-2 7-3v22l-7 3-5 1-8 1-5 3-7 1h-6l-7 2h-8-7l-9-1-7-2-6-3-4-1-2-1-5-2-2-1-3-3-3-1-3-3-2-3-2-1-3-3-1-3-3-2-1-4-1-3-2-3-1-5-3-5-1-8-2-7v-8-9l2-7v-9l3-7 2-6 1-4 3-2 1-3 1-2 3-4 2-3 2-2 3-3 3-1 3-3 2-2h3l3-2 3-2 4-1 2-1 7-1 9-2h6 7l7 2h3 3 4l3 2 2 2 4 1 2 1 1 2 3 3 3 1 2 3 2 1 2 3 3 3v2l2 3 2 3 1 3 3 5 1 7 2 7 1 7zM108 62v-5-5l-2-4-1-4-2-3-1-2v-2l-1-1-2-1-2-2v-1l-2-2-1-1-2-1-1-2-1-2-2 1-2-1-1-2h-1-3l-2-1h-2l-4-1h-5-4-4l-3 2h-5l-3 2h-1l-2 1v1h-4l-1 3h-1l-2 2h-1l-2 2v2l-2 2-2 1v2l-2 4-2 5-1 4-1 4v5z">
              <text:p/>
            </draw:path>
            <draw:polygon draw:style-name="gr18" draw:text-style-name="P9" draw:layer="layout" svg:width="0.107cm" svg:height="0.148cm" draw:transform="rotate (0.104894288044859) translate (19.1283076239037cm 3.43672519481183cm)" svg:viewBox="0 0 108 149" draw:points="101,8 100,30 95,28 91,24 85,24 80,22 74,21 69,21 63,20 58,20 54,20 50,20 47,20 43,20 40,22 37,22 34,24 34,24 32,25 32,25 30,26 29,26 29,28 28,29 26,29 26,31 26,31 25,31 25,33 25,35 23,36 23,37 23,39 23,40 23,40 23,42 23,42 23,44 23,44 23,46 25,47 25,47 25,48 25,48 27,50 27,50 27,51 27,53 29,53 29,53 30,53 30,53 32,55 33,55 36,57 38,58 43,59 45,61 55,62 62,64 69,65 73,68 79,69 84,70 88,72 91,75 95,77 97,77 98,79 99,80 101,81 101,83 102,84 104,86 104,87 105,88 105,91 106,92 106,94 108,98 108,102 108,106 108,109 108,110 108,113 108,116 106,117 106,120 105,121 104,124 103,125 102,127 101,128 99,131 98,132 97,134 94,135 92,138 91,139 88,139 84,142 79,143 73,146 69,148 62,148 57,149 50,149 44,149 39,148 32,148 26,146 20,145 14,143 7,142 0,139 0,116 7,119 13,121 20,124 25,126 32,127 35,128 37,128 42,128 44,128 47,128 50,128 54,128 58,128 62,128 65,128 68,127 70,125 73,125 75,124 76,124 76,123 77,123 79,121 79,120 80,120 80,119 81,117 81,117 83,116 83,114 84,114 84,112 84,112 84,110 84,109 84,108 84,105 84,103 84,102 84,101 83,101 83,99 82,98 82,98 82,97 80,95 80,95 79,94 79,94 77,94 77,92 76,92 73,91 71,90 68,88 64,87 60,86 49,84 42,81 38,80 32,79 27,77 23,76 20,73 16,72 14,70 11,69 11,68 10,66 8,64 7,64 7,62 5,61 5,59 5,58 3,57 3,53 1,50 1,46 1,42 1,37 1,35 1,31 3,31 3,27 4,26 4,24 6,22 7,20 8,18 8,16 10,15 11,14 14,13 15,11 17,9 19,9 21,7 23,7 28,4 32,3 37,2 43,0 48,0 55,0 62,0 67,0 73,2 80,2 85,2 91,4 96,6">
              <text:p/>
            </draw:polygon>
            <draw:polygon draw:style-name="gr18" draw:text-style-name="P9" draw:layer="layout" svg:width="0.111cm" svg:height="0.148cm" draw:transform="skewX (-0.0198967534727354) rotate (0.0930260491312978) translate (19.2611777735395cm 3.42179306667264cm)" svg:viewBox="0 0 112 149" draw:points="112,8 112,30 108,27 103,26 97,23 96,23 93,22 90,22 87,20 85,20 82,20 81,20 78,21 75,20 72,20 67,21 63,21 59,21 57,22 54,22 53,24 50,26 48,26 46,26 44,28 42,30 41,31 39,32 37,35 37,37 35,38 33,41 32,42 31,45 29,48 28,52 26,57 25,63 25,68 25,75 25,81 25,87 26,93 27,97 29,103 31,105 31,107 33,109 34,111 36,114 37,115 38,116 40,118 41,120 44,120 45,123 48,123 49,125 52,125 53,125 56,127 59,127 62,128 66,128 71,128 74,128 77,128 80,128 81,128 84,128 86,127 89,127 92,126 95,126 97,124 102,122 108,120 111,118 111,139 107,142 102,143 96,145 92,146 86,148 81,148 75,149 69,149 62,149 53,148 47,147 44,145 41,144 37,142 34,141 31,140 29,138 26,136 23,134 20,131 19,129 16,126 13,124 12,120 11,118 8,115 7,113 5,106 2,99 2,92 0,84 0,76 0,67 2,59 3,51 6,45 6,41 7,38 9,34 11,32 13,28 15,26 17,23 20,21 23,19 24,16 26,14 30,12 32,10 35,8 39,8 42,6 46,4 49,3 56,2 64,0 72,0 76,0 82,0 87,2 93,3 97,3 103,5 108,7">
              <text:p/>
            </draw:polygon>
            <draw:polygon draw:style-name="gr18" draw:text-style-name="P9" draw:layer="layout" svg:width="0.118cm" svg:height="0.197cm" draw:transform="rotate (0.101054563690472) translate (19.4065856911792cm 3.35533084115534cm)" svg:viewBox="0 0 119 198" draw:points="119,111 119,196 96,197 96,112 95,108 95,102 94,97 94,93 93,91 92,86 90,86 90,84 88,82 88,81 88,80 86,80 84,79 83,77 82,77 80,75 79,75 77,75 77,73 75,73 73,73 72,73 68,71 64,72 59,72 55,73 51,73 48,75 47,75 46,75 44,77 42,77 40,79 39,80 37,81 36,83 35,84 33,86 32,87 31,88 29,91 29,92 28,94 26,98 25,102 24,108 24,112 24,117 24,198 1,198 0,0 24,0 24,77 25,75 28,72 31,69 32,66 35,64 37,62 40,59 43,58 46,57 48,55 53,53 55,53 58,53 62,53 65,53 69,53 75,53 80,53 83,53 86,53 88,55 91,55 93,56 95,57 97,57 99,60 101,62 102,63 105,64 106,67 108,68 110,70 110,73 112,75 114,80 116,86 117,91 118,97 119,103">
              <text:p/>
            </draw:polygon>
            <draw:polygon draw:style-name="gr18" draw:text-style-name="P9" draw:layer="layout" svg:width="0.126cm" svg:height="0.197cm" draw:transform="skewX (0.00506145483078354) rotate (0.103847090493663) translate (19.5697689596489cm 3.33819647996942cm)" svg:viewBox="0 0 127 198" draw:points="0,0 24,0 24,116 93,55 123,55 48,121 127,197 96,197 24,127 24,198 1,198">
              <text:p/>
            </draw:polygon>
            <draw:path draw:style-name="gr18" draw:text-style-name="P9" draw:layer="layout" svg:width="0.13cm" svg:height="0.148cm" draw:transform="skewX (-0.00680678408277788) rotate (0.106465084371654) translate (19.7041225320593cm 3.3762336966686cm)" svg:viewBox="0 0 131 149" svg:d="M131 69v11h-106v6l1 5v6l3 4 1 4 1 3 2 1 1 3 2 1 1 1 1 2 2 1 1 2 3 1 1 1 3 2 1 1 3 1h2l4 2 5 1h6 5 7 3 4l3-1h2 5l2-1 7-2 6-3 5-2 8-3-1 22-7 3-5 1-7 1-6 3-7 2h-6l-7 1h-8-7l-9-2-7-1-6-3-4-1-2-1-5-2-2-1-3-3-2-1-3-3-3-3-1-1-3-3-1-3-3-2-2-3-1-4-1-3-2-4-2-6-1-8-2-7v-8-8l2-9 1-8 3-7 2-7v-2l4-3 1-3 1-3 3-2 2-3 2-3 3-3 3-2 3-2 2-2 3-1 3-1 3-1 4-2 2-2h7l9-2h6 7l8 2h2l3 1h4l3 1 2 1 4 2 2 2h1l4 4 2 1 1 2 3 2 1 2 4 4v2l2 3 1 2 2 4 2 5 2 7 1 7 1 7zM108 62v-5-4l-1-5-2-4-1-2-1-3v-2l-2-1-1-1-2-2-1-2h-1l-2-2-1-1-1-2-2-1h-1l-2-1-1-2h-1-3l-2-2h-2-4-5-4-4l-4 2h-4l-3 2h-1-2l-1 2h-3l-1 3h-1l-2 1-1 2-2 1-1 2-1 2-2 2v1l-2 4-2 4-2 4-1 5v5z">
              <text:p/>
            </draw:path>
          </draw:g>
          <draw:polygon draw:style-name="gr19" draw:text-style-name="P10" draw:layer="layout" svg:width="2.01cm" svg:height="0.689cm" draw:transform="skewX (0.0010471975511966) rotate (0.10454522219446) translate (17.7388548980656cm 3.19535387929856cm)" svg:viewBox="0 0 2011 690" draw:points="1007,690 1,690 0,0 2011,0 2011,689">
            <text:p/>
          </draw:polygon>
          <draw:polygon draw:style-name="gr19" draw:text-style-name="P10" draw:layer="layout" svg:width="2.01cm" svg:height="0.69cm" draw:transform="skewX (0.00104719755119659) rotate (0.105417886820457) translate (17.7402883252435cm 3.19643582249319cm)" svg:viewBox="0 0 2011 691" draw:points="1006,690 0,690 0,0 2011,1 2011,691">
            <text:p/>
          </draw:polygon>
          <draw:polygon draw:style-name="gr19" draw:text-style-name="P10" draw:layer="layout" svg:width="2.051cm" svg:height="0.673cm" draw:transform="skewX (0.00104719755119659) rotate (0.104894288044859) translate (17.7020223075365cm 2.80789375787422cm)" svg:viewBox="0 0 2052 674" draw:points="1025,674 1,674 0,0 2051,0 2052,674">
            <text:p/>
          </draw:polygon>
          <draw:path draw:style-name="gr20" draw:text-style-name="P11" draw:layer="layout" svg:width="2.092cm" svg:height="0.722cm" draw:transform="rotate (0.10471975511966) translate (17.6675668219451cm 2.79707981018185cm)" svg:viewBox="0 0 2093 723" svg:d="M2055 0h-2016-5l-4 2h-2l-5 1-2 2-4 2-3 2-3 2-1 3-4 4-2 3-1 3-2 4v4l-1 4v4 675 1 2h2v1l1 1 1 2h2v1h1 2l2078-1h1 1 2v-2h1v-2h1v-1-1-1-675-4-5l-1-3-2-4-1-4-1-2-3-4-3-3-3-2-2-2-3-3-4-1-3-1h-4l-4-2zM39 18h2016 1 3 3l1 2h3 1l1 2 3 2 2 1 1 1v3l1 2 2 2v2 2l1 3v468h-1442l-11 16-11 17-15 16-13 14-14 14-15 14-16 12-19 10-18 11-17 9-20 6-19 7-21 4-20 5h-22l-21 2-22-2h-21l-20-5-21-4-20-7-18-6-20-9-18-11-17-10-16-12-15-14-15-14-14-14-12-16-11-17-11-16h-75v-468-2-3l1-1v-3l2-2v-2l1-2 1-1 2-2 1-1h2l2-1 2-2h2 2z">
            <text:p/>
          </draw:path>
          <draw:polygon draw:style-name="gr19" draw:text-style-name="P10" draw:layer="layout" svg:width="0.097cm" svg:height="0.115cm" draw:transform="skewX (0.0078539816339745) rotate (0.109606677025244) translate (18.5246521421111cm 3.27904727047773cm)" svg:viewBox="0 0 98 116" draw:points="48,116 0,116 0,0 98,0 98,116">
            <text:p/>
          </draw:polygon>
          <draw:g>
            <draw:path draw:style-name="gr21" draw:text-style-name="P12" draw:layer="layout" svg:width="0.096cm" svg:height="0.114cm" draw:transform="rotate (0.0968657734856853) translate (18.5307331834497cm 3.27768696279313cm)" svg:viewBox="0 0 97 115" svg:d="M54 0c4 0 11 0 15 1 4 0 8 3 11 4 4 3 7 6 8 9 2 5 3 9 3 13 1 6-1 11-4 14-2 4-6 7-12 10 8 2 12 5 17 11 4 5 5 11 5 19 0 5-1 10-4 15-1 4-6 6-8 8-4 4-9 4-14 8-4 2-9 2-15 2l-55 1-1-115zM52 46c3 0 7-2 9-4 4 0 5-4 5-11 0 0 0-4-1-5s-3-2-4-4c-3-2-4-2-6-2s-4 0-7 0h-23l1 26zM53 95c1 0 4-1 6-1s5-2 6-3c3-1 3-3 6-5 0 0 0-3 0-6 0-7-1-11-4-14-4-2-8-2-14-2h-27v31z">
              <text:p/>
            </draw:path>
            <draw:polygon draw:style-name="gr21" draw:text-style-name="P12" draw:layer="layout" svg:width="0.108cm" svg:height="0.114cm" draw:transform="skewX (-0.0165806278939461) rotate (0.10157816246607) translate (18.6299601023365cm 3.26732172133834cm)" svg:viewBox="0 0 109 115" draw:points="0,0 28,0 54,44 83,0 109,0 67,71 66,115 41,115 42,69">
              <text:p/>
            </draw:polygon>
          </draw:g>
          <draw:polygon draw:style-name="gr19" draw:text-style-name="P10" draw:layer="layout" svg:width="0.113cm" svg:height="0.115cm" draw:transform="skewX (-0.00785398163397448) rotate (0.105243353895258) translate (18.6229270449494cm 3.26812831880742cm)" svg:viewBox="0 0 114 116" draw:points="57,116 0,116 1,0 114,0 113,116">
            <text:p/>
          </draw:polygon>
          <draw:polygon draw:style-name="gr19" draw:text-style-name="P10" draw:layer="layout" svg:width="0.099cm" svg:height="0.123cm" draw:transform="skewX (-0.00750491578357562) rotate (0.0905825881785057) translate (19.4059772765198cm 3.18103839565396cm)" svg:viewBox="0 0 100 124" draw:points="50,123 1,124 0,2 99,0 100,123">
            <text:p/>
          </draw:polygon>
          <draw:g>
            <draw:path draw:style-name="gr21" draw:text-style-name="P12" draw:layer="layout" svg:width="0.097cm" svg:height="0.119cm" draw:transform="skewX (-0.00837758040957277) rotate (0.101752695391269) translate (19.424361646716cm 3.18123622057625cm)" svg:viewBox="0 0 98 120" svg:d="M27 90c0 1 4 4 4 5 4 2 7 4 11 4 2 2 5 2 7 2 4 0 6 0 8 0 3-2 5-2 7-3 2-2 5-3 6-6 2-1 3-2 3-7 0-2-1-5-3-6-2-3-5-5-8-6-4-1-7-3-11-3-4-1-8-2-11-4-7 0-9-1-14-4-2-2-8-2-11-6-2-2-5-5-7-9-1-4-2-7-2-13s1-11 4-15c1-3 4-8 9-10 5-4 9-6 13-7 4-2 11-2 15-2 6 0 11 0 18 2 6 0 10 4 15 6 5 3 7 7 10 11 2 6 4 11 4 17h-24c0-4-2-6-4-8-1-2-3-4-3-4-4-2-6-2-9-3-2-1-4-1-7-1s-4 0-6 0-5 2-8 4c-1 0-1 1-1 2-2 1-2 5-2 6s0 4 0 6c2 0 2 4 5 4 4 0 6 0 12 2 3 2 8 3 17 6 1 0 5 0 8 1 4 1 8 3 12 5 3 3 7 6 8 11 5 3 6 9 6 16 0 5-1 11-4 15-2 2-4 7-8 9-5 6-11 7-16 9-7 3-14 4-21 4s-13-1-18-3c-5-1-12-4-16-8s-8-8-10-11c-4-5-5-12-5-18h26c0 3 0 6 1 10z">
              <text:p/>
            </draw:path>
            <draw:path draw:style-name="gr21" draw:text-style-name="P12" draw:layer="layout" svg:width="0.111cm" svg:height="0.114cm" draw:transform="skewX (0.00837758040957278) rotate (0.10768681484805) translate (19.5244924108146cm 3.17349137325523cm)" svg:viewBox="0 0 112 115" svg:d="M68 0l44 115-26-1-9-26h-44l-8 27h-25l42-115zM70 69l-14-41h-2l-13 41z">
              <text:p/>
            </draw:path>
          </draw:g>
          <draw:polygon draw:style-name="gr19" draw:text-style-name="P10" draw:layer="layout" svg:width="0.115cm" svg:height="0.115cm" draw:transform="skewX (-0.015707963267949) rotate (0.102799892942466) translate (19.5035372959989cm 3.17537043168581cm)" svg:viewBox="0 0 116 116" draw:points="57,116 0,116 2,0 116,0 114,116">
            <text:p/>
          </draw:polygon>
          <draw:polygon draw:style-name="gr19" draw:text-style-name="P10" draw:layer="layout" svg:width="0.099cm" svg:height="0.116cm" draw:transform="skewX (-0.00785398163397448) rotate (0.0905825881785057) translate (18.9653438116354cm 3.2309464948689cm)" svg:viewBox="0 0 100 117" draw:points="50,117 1,117 0,2 99,0 100,116">
            <text:p/>
          </draw:polygon>
          <draw:g>
            <draw:polygon draw:style-name="gr21" draw:text-style-name="P12" draw:layer="layout" svg:width="0.096cm" svg:height="0.114cm" draw:transform="skewX (-0.00820304748437335) rotate (0.0932005820564972) translate (18.972804976115cm 3.23045287394822cm)" svg:viewBox="0 0 97 115" draw:points="26,1 73,77 73,0 97,0 97,114 72,115 25,39 24,39 24,115 1,114 0,1">
              <text:p/>
            </draw:polygon>
            <draw:path draw:style-name="gr21" draw:text-style-name="P12" draw:layer="layout" svg:width="0.105cm" svg:height="0.119cm" draw:transform="rotate (0.102450827092067) translate (19.0854796132669cm 3.21694656849933cm)" svg:viewBox="0 0 106 120" svg:d="M79 31c-2-1-3-3-6-3-1-3-6-4-8-4-3-2-6-2-9-2-6 0-9 0-15 3-2 1-7 3-9 6-2 5-4 11-4 15-2 4-2 8-2 13 0 6 0 10 1 16 0 4 4 8 5 12 2 3 6 5 9 8 6 3 9 4 15 4 9 0 15-2 19-8 4-4 7-10 8-18h23c-1 7-2 14-4 19-2 7-5 10-9 14-6 6-10 8-17 10-6 1-13 4-19 4-10 0-16-3-24-5-7-3-12-9-16-13-6-4-10-11-12-18-4-8-5-16-5-24 0-9 2-17 4-24 2-5 7-12 13-18 4-5 9-9 16-14 8-2 14-4 23-4 7 0 13 0 18 2 6 2 11 5 15 9 6 2 9 7 12 13 1 4 4 9 4 17l-24 1c0-3-1-7-2-11z">
              <text:p/>
            </draw:path>
          </draw:g>
          <draw:polygon draw:style-name="gr19" draw:text-style-name="P10" draw:layer="layout" svg:width="0.107cm" svg:height="0.122cm" draw:transform="skewX (0.00750491578357564) rotate (0.10786134777325) translate (19.0778664735215cm 3.21700900373364cm)" svg:viewBox="0 0 108 123" draw:points="54,123 1,123 0,0 108,0 108,123">
            <text:p/>
          </draw:polygon>
          <draw:g>
            <draw:path draw:style-name="gr22" draw:text-style-name="P13" draw:layer="layout" svg:width="0.4cm" svg:height="0.396cm" draw:transform="rotate (0.107337748997651) translate (19.2766033156577cm 2.69365663109772cm)" svg:viewBox="0 0 401 397" svg:d="M343 59c-40-40-86-59-141-59-57 0-105 19-143 58-38 38-59 86-59 140 0 56 20 102 59 141 39 40 87 58 142 58 53 1 101-17 141-59 39-37 59-82 59-139s-20-103-58-140z">
              <text:p/>
            </draw:path>
            <draw:polygon draw:style-name="gr19" draw:text-style-name="P10" draw:layer="layout" svg:width="0.403cm" svg:height="0.401cm" draw:transform="rotate (0.106639617296854) translate (19.2761991032946cm 2.69188493380754cm)" svg:viewBox="0 0 404 402" draw:points="201,402 0,401 1,0 404,1 403,402">
              <text:p/>
            </draw:polygon>
            <draw:path draw:style-name="gr21" draw:text-style-name="P12" draw:layer="layout" svg:width="0.353cm" svg:height="0.353cm" draw:transform="skewX (-0.00558505360638188) rotate (0.101927228316469) translate (19.3018258969746cm 2.71153466357227cm)" svg:viewBox="0 0 354 354" svg:d="M354 176c0 99-79 178-176 178-99 1-178-78-178-177 0-97 80-177 177-177 99 0 178 79 177 176z">
              <text:p/>
            </draw:path>
            <draw:polygon draw:style-name="gr19" draw:text-style-name="P10" draw:layer="layout" svg:width="0.356cm" svg:height="0.356cm" draw:transform="rotate (0.107512281922851) translate (19.3013550183756cm 2.71211817211896cm)" svg:viewBox="0 0 357 357" draw:points="178,357 0,356 1,0 357,1 356,357">
              <text:p/>
            </draw:polygon>
            <draw:path draw:style-name="gr23" draw:text-style-name="P14" draw:layer="layout" svg:width="0.205cm" svg:height="0.213cm" draw:transform="skewX (0.0047123889803847) rotate (0.101054563690472) translate (19.3809292835142cm 2.77506711574634cm)" svg:viewBox="0 0 206 214" svg:d="M15 78c9-52 42-78 86-78 64 0 104 45 105 107 0 61-42 107-103 107-42 0-81-25-88-77l49-1c3 27 21 36 44 36 29 0 47-24 46-66 0-42-15-64-46-64-20 0-40 8-44 35h15l-39 41-40-40z">
              <text:p/>
            </draw:path>
            <draw:polygon draw:style-name="gr19" draw:text-style-name="P10" draw:layer="layout" svg:width="0.208cm" svg:height="0.215cm" draw:transform="skewX (-0.00418879020478641) rotate (0.100181899064475) translate (19.3793365807818cm 2.77463876021809cm)" svg:viewBox="0 0 209 216" draw:points="105,216 0,216 0,1 209,0 208,215">
              <text:p/>
            </draw:polygon>
          </draw:g>
          <draw:path draw:style-name="gr22" draw:text-style-name="P13" draw:layer="layout" svg:width="0.4cm" svg:height="0.396cm" draw:transform="rotate (0.104894288044859) translate (18.8296672847756cm 2.74021404768888cm)" svg:viewBox="0 0 401 397" svg:d="M342 58c-39-39-85-58-140-58-57 0-105 19-143 58-38 38-59 87-59 141 0 55 20 102 59 141s87 57 142 57c54 1 101-17 141-59 40-38 59-83 59-139 0-57-19-104-59-141z">
            <text:p/>
          </draw:path>
          <draw:polygon draw:style-name="gr19" draw:text-style-name="P10" draw:layer="layout" svg:width="0.403cm" svg:height="0.401cm" draw:transform="rotate (0.103672557568463) translate (18.8292569731862cm 2.73831574985921cm)" svg:viewBox="0 0 404 402" draw:points="202,402 1,402 0,1 403,0 404,401">
            <text:p/>
          </draw:polygon>
          <draw:path draw:style-name="gr21" draw:text-style-name="P12" draw:layer="layout" svg:width="0.353cm" svg:height="0.353cm" draw:transform="skewX (0.00279252680319094) rotate (0.109781209950443) translate (18.8547013234934cm 2.76000742296027cm)" svg:viewBox="0 0 354 354" svg:d="M354 177c0 99-79 178-176 177-99 0-178-79-178-179 0-96 80-176 177-175 99 1 178 81 177 177z">
            <text:p/>
          </draw:path>
          <draw:path draw:style-name="gr23" draw:text-style-name="P14" draw:layer="layout" svg:width="0.208cm" svg:height="0.292cm" draw:transform="skewX (0.00349065850398864) rotate (0.106116018521255) translate (18.9092606833706cm 2.779508984691cm)" svg:viewBox="0 0 209 293" svg:d="M129 264c13 0 22-4 31-10 6-7 10-16 13-29l36 3c-2 8-6 17-9 26-4 8-9 15-16 20-6 6-15 12-22 13-11 6-21 6-33 6-17-1-29-3-40-7-11-6-21-13-30-23-7-9-13-20-17-35-5-13-7-26-10-40h-32l9-28h23c0-2 0-2-1-4 0-3 0-5 0-11 0-3 0-7 0-10 0-4 0-6 0-8h-31l9-25h22c3-17 5-30 10-44 6-13 11-24 19-33 9-7 17-14 29-18 10-5 22-7 38-7 12 0 23 2 33 4 8 5 17 8 23 16 6 5 13 12 16 20 4 7 6 15 8 25l-36 3c-1-13-5-22-12-28-9-9-18-9-33-9-9 0-17-1-22 1-9 3-13 9-17 14-5 5-10 13-14 22-2 11-4 22-5 34h82l-7 25h-77c-1 4-1 5-1 9 0 3 0 6 0 9 0 4 0 5 0 9 0 3 1 4 1 6h84l-7 27h-75c1 11 2 21 5 30s8 18 12 24c5 7 9 12 18 17 6 4 16 6 26 6z">
            <text:p/>
          </draw:path>
          <draw:polygon draw:style-name="gr19" draw:text-style-name="P10" draw:layer="layout" svg:width="0.209cm" svg:height="0.293cm" draw:transform="skewX (-0.00314159265358979) rotate (0.100880030765272) translate (18.9087886198555cm 2.78640374527219cm)" svg:viewBox="0 0 210 294" draw:points="105,294 0,294 0,1 210,0 210,294">
            <text:p/>
          </draw:polygon>
          <draw:polygon draw:style-name="gr22" draw:text-style-name="P13" draw:layer="layout" svg:width="0.001cm" svg:height="0.001cm" svg:x="19.036cm" svg:y="2.927cm" svg:viewBox="0 0 2 2" draw:points="2,2 0,0">
            <text:p/>
          </draw:polygon>
          <draw:polygon draw:style-name="gr19" draw:text-style-name="P10" draw:layer="layout" svg:width="0.002cm" svg:height="0.002cm" svg:x="19.036cm" svg:y="2.927cm" svg:viewBox="0 0 3 3" draw:points="2,3 0,3 0,0 2,0 3,2">
            <text:p/>
          </draw:polygon>
          <draw:path draw:style-name="gr24" draw:text-style-name="P10" draw:layer="layout" svg:width="0.382cm" svg:height="0cm" draw:transform="skewX (-0.0043633231299858) rotate (-0.646819020789099) translate (18.8938950754236cm 2.79849133069197cm)" svg:viewBox="0 0 383 1" svg:d="M0 1c128-1 257 0 383-1">
            <text:p/>
          </draw:path>
          <draw:g>
            <draw:path draw:style-name="gr22" draw:text-style-name="P13" draw:layer="layout" svg:width="0.4cm" svg:height="0.396cm" draw:transform="skewX (0.00506145483078354) rotate (0.107337748997651) translate (18.3828681781397cm 2.78774347864396cm)" svg:viewBox="0 0 401 397" svg:d="M342 58c-39-38-86-58-143-58-55 0-101 19-139 57-40 39-60 87-60 141 0 55 21 102 61 141 37 40 86 58 140 58 55 0 102-18 141-59 40-37 60-82 59-139 0-57-19-103-59-141z">
              <text:p/>
            </draw:path>
            <draw:polygon draw:style-name="gr19" draw:text-style-name="P10" draw:layer="layout" svg:width="0.402cm" svg:height="0.401cm" draw:transform="skewX (0.00226892802759263) rotate (0.106465084371654) translate (18.3820251524838cm 2.78602308801061cm)" svg:viewBox="0 0 403 402" draw:points="202,402 0,401 0,0 403,0 403,402">
              <text:p/>
            </draw:polygon>
            <draw:path draw:style-name="gr21" draw:text-style-name="P12" draw:layer="layout" svg:width="0.353cm" svg:height="0.353cm" draw:transform="skewX (-0.00279252680319091) rotate (0.101927228316469) translate (18.4071522496595cm 2.80573111715369cm)" svg:viewBox="0 0 354 354" svg:d="M354 176c0 99-78 178-176 178s-178-77-178-177c0-96 80-177 176-177 99 0 178 80 178 176z">
              <text:p/>
            </draw:path>
            <draw:polygon draw:style-name="gr19" draw:text-style-name="P10" draw:layer="layout" svg:width="0.355cm" svg:height="0.355cm" draw:transform="rotate (0.105068820970059) translate (18.4071077128677cm 2.80620014512386cm)" svg:viewBox="0 0 356 356" draw:points="178,356 0,356 0,0 356,0 356,356">
              <text:p/>
            </draw:polygon>
            <draw:path draw:style-name="gr23" draw:text-style-name="P14" draw:layer="layout" svg:width="0.054cm" svg:height="0.054cm" draw:transform="rotate (0.0905825881785057) translate (18.5627724666592cm 2.83830005317772cm)" svg:viewBox="0 0 55 55" svg:d="M55 29c0 4 0 6-4 12-1 5-4 8-9 10-3 4-9 4-13 4-5 0-9 0-15-4-4-1-7-4-10-9-2-6-4-9-4-13 0-5 1-11 4-15s5-7 9-10c6-2 10-4 16-4 4 0 9 1 12 4 5 3 8 5 10 9 4 5 4 10 4 16z">
              <text:p/>
            </draw:path>
            <draw:polygon draw:style-name="gr19" draw:text-style-name="P10" draw:layer="layout" svg:width="0.057cm" svg:height="0.057cm" draw:transform="rotate (0.107337748997651) translate (18.5619094460172cm 2.83729310366649cm)" svg:viewBox="0 0 58 58" draw:points="29,58 0,58 0,0 58,0 58,58">
              <text:p/>
            </draw:polygon>
            <draw:path draw:style-name="gr23" draw:text-style-name="P14" draw:layer="layout" svg:width="0.105cm" svg:height="0.191cm" draw:transform="skewX (-0.00506145483078355) rotate (0.0970403064108847) translate (18.543641065856cm 2.90678568755128cm)" svg:viewBox="0 0 106 192" svg:d="M106 13c0-8-4-13-11-13h-82c-7 0-13 6-13 14v82l24-1v97l62-1v-96h20z">
              <text:p/>
            </draw:path>
            <draw:polygon draw:style-name="gr19" draw:text-style-name="P10" draw:layer="layout" svg:width="0.109cm" svg:height="0.192cm" draw:transform="rotate (0.108908545324446) translate (18.5428722650023cm 2.90725308569173cm)" svg:viewBox="0 0 110 193" draw:points="55,193 0,193 1,0 110,0 109,193">
              <text:p/>
            </draw:polygon>
          </draw:g>
          <draw:g>
            <draw:path draw:style-name="gr22" draw:text-style-name="P13" draw:layer="layout" svg:width="0.536cm" svg:height="0.533cm" draw:transform="skewX (-0.00191986217719376) rotate (0.108035880698449) translate (17.7684548892919cm 2.84574798551911cm)" svg:viewBox="0 0 537 534" svg:d="M460 78c-52-53-117-78-191-78s-135 24-186 77c-55 53-83 115-83 188 0 75 27 138 80 191 51 53 113 77 186 78 74 0 138-25 192-80 53-49 78-111 79-187 0-74-25-138-77-189z">
              <text:p/>
            </draw:path>
            <draw:polygon draw:style-name="gr19" draw:text-style-name="P10" draw:layer="layout" svg:width="0.538cm" svg:height="0.538cm" draw:transform="rotate (0.103323491718064) translate (17.7694153994894cm 2.84200140428964cm)" svg:viewBox="0 0 539 539" draw:points="269,539 1,538 0,1 537,0 539,538">
              <text:p/>
            </draw:polygon>
            <draw:path draw:style-name="gr21" draw:text-style-name="P12" draw:layer="layout" svg:width="0.474cm" svg:height="0.475cm" draw:transform="skewX (0.00209439510239321) rotate (0.10768681484805) translate (17.8030959910937cm 2.87095538205257cm)" svg:viewBox="0 0 475 476" svg:d="M475 238c0 132-107 238-236 238-133-1-239-107-239-239 0-131 106-237 236-237 132 0 238 107 239 238z">
              <text:p/>
            </draw:path>
            <draw:polygon draw:style-name="gr19" draw:text-style-name="P10" draw:layer="layout" svg:width="0.477cm" svg:height="0.478cm" draw:transform="skewX (0.00191986217719375) rotate (0.105417886820458) translate (17.8030168939613cm 2.86942165382497cm)" svg:viewBox="0 0 478 479" draw:points="239,479 1,478 0,0 477,0 478,479">
              <text:p/>
            </draw:polygon>
            <draw:polygon draw:style-name="gr19" draw:text-style-name="P10" draw:layer="layout" svg:width="0.078cm" svg:height="0.078cm" draw:transform="skewX (-0.011693705988362) rotate (0.106814150222053) translate (18.0239893512643cm 3.04690023724267cm)" svg:viewBox="0 0 79 79" draw:points="39,79 0,79 1,0 79,0 77,79">
              <text:p/>
            </draw:polygon>
            <draw:polygon draw:style-name="gr19" draw:text-style-name="P10" draw:layer="layout" svg:width="0.146cm" svg:height="0.259cm" draw:transform="skewX (-0.0109955742875643) rotate (0.0979129710368819) translate (17.9800817551424cm 2.95974861059609cm)" svg:viewBox="0 0 147 260" draw:points="73,260 0,260 1,1 147,0 146,259">
              <text:p/>
            </draw:polygon>
            <draw:path draw:style-name="gr25" draw:text-style-name="P15" draw:layer="layout" svg:width="0.201cm" svg:height="0.289cm" draw:transform="skewX (-0.00349065850398865) rotate (0.101054563690472) translate (17.8521244297042cm 2.95844797191305cm)" svg:viewBox="0 0 202 290" svg:d="M153 100c-11-25-23-38-41-38-33 0-48 29-47 83 0 57 14 84 47 84 22 0 35-14 44-40l46 28c-22 49-53 72-96 73-33 0-58-11-77-37-21-25-29-61-29-108 0-44 9-77 31-106 20-25 45-39 73-39 44 0 75 23 96 70z">
              <text:p/>
            </draw:path>
            <draw:path draw:style-name="gr25" draw:text-style-name="P15" draw:layer="layout" svg:width="0.199cm" svg:height="0.289cm" draw:transform="rotate (0.105417886820457) translate (18.0576583550803cm 2.93726867648915cm)" svg:viewBox="0 0 200 290" svg:d="M152 101c-10-26-22-39-40-39-32 0-47 29-47 83-1 56 15 84 47 84 22 0 36-14 42-40l46 29c-21 48-52 72-94 72-31 0-57-11-77-37-18-25-29-62-29-108 0-44 11-77 29-106 19-26 45-39 76-39 44 0 75 24 95 71z">
              <text:p/>
            </draw:path>
          </draw:g>
        </draw:g>
        <draw:custom-shape draw:style-name="gr26" draw:text-style-name="P1" draw:layer="layout" svg:width="1cm" svg:height="1cm" svg:x="0.58cm" svg:y="26.7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1" draw:layer="layout" svg:width="1cm" svg:height="1cm" svg:x="18.968cm" svg:y="26.707cm">
          <text:p/>
          <draw:enhanced-geometry svg:viewBox="0 0 21600 21600" draw:type="rectangle" draw:enhanced-path="M 0 0 L 21600 0 21600 21600 0 21600 0 0 Z N"/>
        </draw:custom-shape>
        <draw:custom-shape draw:style-name="gr26" draw:text-style-name="P1" draw:layer="layout" svg:width="1cm" svg:height="1cm" draw:transform="rotate (-3.14159265358979) translate (1.579cm 2.8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 draw:text-style-name="P5" draw:layer="layout" svg:width="5.662cm" svg:height="0.989cm" draw:transform="rotate (-0.131946891450771) translate (11.709cm 21.636cm)">
          <draw:text-box>
            <text:p><text:span text:style-name="T1">Alene Steinbach</text:span></text:p>
          </draw:text-box>
        </draw:frame>
        <draw:custom-shape draw:style-name="gr28" draw:text-style-name="P1" draw:layer="layout" svg:width="20.681cm" svg:height="0.706cm" svg:x="0.19cm" svg:y="28.042cm">
          <text:p text:style-name="P6"><text:span text:style-name="T4">Dieses Buch ist ein Rückblick. Aktuelle Informationen unter: </text:span><text:span text:style-name="T2">http://inclusiveeducation.ca </text:span></text:p>
          <draw:enhanced-geometry svg:viewBox="0 0 21600 21600" draw:mirror-vertical="false" draw:mirror-horizontal="false" draw:type="rectangle" draw:enhanced-path="M 0 0 L 21600 0 21600 21600 0 21600 0 0 Z N"/>
        </draw:custom-shape>
        <draw:path draw:style-name="gr29" draw:text-style-name="P16" draw:layer="layout" svg:width="1.829cm" svg:height="3.04cm" svg:x="0.38cm" svg:y="9.921cm" svg:viewBox="0 0 1830 3041" svg:d="M0 604c108 0 217 0 325 0 0 484 0 968 0 1452 1 31 1 62 2 93 2 29 4 57 7 86 3 26 7 53 11 79 5 24 10 48 15 73 6 22 13 43 19 65 4 11 8 21 12 31 4 9 8 19 12 28 5 9 9 18 14 27s10 17 15 26c5 8 10 16 15 23 6 8 12 15 17 22 6 7 12 14 18 21 7 6 13 13 20 19s14 12 21 18c7 5 14 11 22 16 7 5 15 10 23 15s17 10 25 14c9 5 17 9 26 13s19 7 28 11c9 3 19 7 29 10s20 6 30 9c21 4 43 8 64 13 24 2 47 5 70 8 26 1 51 1 76 2 25-1 50-1 75-2 23-3 46-6 69-8 22-5 43-9 65-13 10-3 20-6 30-9 9-3 19-7 29-10 9-4 18-7 27-11s17-8 26-13c8-4 17-9 25-14s15-10 23-15 15-11 22-16c7-6 14-12 21-18s13-13 20-19c6-7 12-14 18-21 5-7 11-14 16-22 6-7 11-15 16-23 5-9 10-17 15-26 4-9 9-18 14-27 4-9 8-19 12-28 4-10 8-20 11-31 7-22 14-43 20-65 5-25 10-49 15-73 4-26 8-53 11-79 2-29 4-57 7-86 0-31 1-62 2-93 0-484 0-968 0-1452 108 0 217 0 325 0 0 497 0 995 0 1492-1 38-3 76-4 114-3 35-7 70-11 106-6 33-12 66-18 99-8 30-17 61-25 92-5 14-10 29-15 43-6 14-12 28-17 41-7 14-13 27-19 40-7 13-14 25-21 38-8 12-15 24-23 36-8 11-16 23-24 34-9 11-18 22-26 33-10 10-19 20-28 31-10 9-20 19-30 28-11 9-21 18-32 28-11 8-22 16-33 25-12 7-23 15-35 23-12 7-24 14-37 21-12 7-25 13-38 20-13 6-27 12-40 18-14 5-28 10-42 15-29 9-59 18-89 27-31 6-63 12-95 18-34 4-69 8-103 11-36 2-73 3-109 4-37-1-73-2-110-4-34-3-69-7-103-11-32-6-64-12-96-18-30-9-59-18-89-27-14-5-28-10-42-15-13-6-27-12-40-18-13-7-26-13-38-20-13-7-25-14-37-21-12-8-23-16-35-23-11-9-22-17-33-25-11-10-21-19-32-28-10-9-20-19-30-28-9-11-18-21-28-31-8-11-17-22-26-33-8-11-16-23-24-34-8-12-15-24-23-36-7-13-14-25-21-38-6-13-12-26-19-40-5-13-11-27-17-41-5-14-10-29-15-43-9-31-17-62-25-92-6-33-13-66-19-99-3-36-7-71-10-106-2-38-3-76-4-114 0-497 0-995 0-1492zM1066 0c109 0 217 0 325 0 0 108 0 217 0 325-108 0-216 0-325 0 0-108 0-217 0-325zM440 0c109 0 217 0 325 0 0 108 0 217 0 325-108 0-216 0-325 0 0-108 0-217 0-325z">
          <text:p/>
        </draw:path>
        <draw:path draw:style-name="gr30" draw:text-style-name="P17" draw:layer="layout" svg:width="1.603cm" svg:height="2.539cm" svg:x="2.799cm" svg:y="10.422cm" svg:viewBox="0 0 1604 2540" svg:d="M1298 1598c0-26-1-53-2-79-2-25-4-50-6-75-4-23-7-47-10-70-5-22-10-44-15-66-6-21-13-41-19-62-8-19-15-38-23-57-9-18-18-35-27-53-5-8-10-16-15-25-6-8-11-15-16-23-6-8-12-15-17-23-6-7-12-14-18-21-7-6-13-13-19-19-7-6-13-12-19-18-7-6-14-11-21-17-7-5-14-10-21-15s-14-9-22-14c-7-4-15-8-22-12-8-4-16-7-23-11-8-3-17-6-25-9s-16-6-24-8c-9-3-18-5-26-7-9-2-18-3-27-5-9-1-18-2-27-4-9 0-19-1-28-2-10 0-19 0-29 0-9 0-19 0-29 0-9 1-18 2-28 2-9 2-18 3-27 4-9 2-18 3-26 5-9 2-17 4-26 7-8 2-17 5-25 8s-16 6-24 9c-8 4-16 7-23 11-8 4-15 8-23 12-7 5-15 9-22 14s-14 10-21 15c-7 6-13 11-20 17s-13 12-19 18c-7 6-13 13-19 19-6 7-12 14-18 21-6 8-11 15-17 23s-11 15-16 23c-5 9-10 17-15 25-10 18-19 35-28 53-7 19-15 38-23 57-6 21-12 41-18 62-5 22-10 44-15 66-4 23-7 47-10 70-3 25-5 50-7 75 0 26-1 53-2 79 1 26 2 53 2 79 2 25 4 50 7 75 3 23 6 47 10 70 5 22 10 44 15 66 6 21 12 41 18 62 8 19 16 38 23 57 9 18 18 35 28 53 5 8 10 17 15 25s10 16 16 23c6 8 11 15 17 23 6 7 12 14 18 21 6 6 12 13 19 19 6 6 12 12 19 18s13 12 20 17 14 10 21 15 15 9 22 14c8 4 15 8 23 12 7 4 15 7 23 11 8 3 16 6 24 10 8 2 17 5 25 7 9 3 17 5 26 7 8 2 17 3 26 5 9 1 18 2 27 4 10 0 19 1 28 2 10 0 20 0 29 1 10-1 19-1 29-1 9-1 19-2 28-2 9-2 18-3 27-4 9-2 18-3 27-5 8-2 17-4 26-7 8-2 16-5 24-7 8-4 17-7 25-10 7-4 15-7 23-11 7-4 15-8 22-12 8-5 15-9 22-14s14-10 21-15 14-11 21-17c6-6 12-12 19-18 6-6 12-13 19-19 6-7 12-14 18-21 5-8 11-15 17-23 5-7 10-15 16-23 5-8 10-17 15-25 9-18 18-35 27-53 8-19 15-38 23-57 6-21 13-41 19-62 5-22 10-44 15-66 3-23 6-47 10-70 2-25 4-50 6-75 1-26 2-53 2-79zM296 971c8-13 16-25 24-38 9-12 17-24 26-37 9-11 18-22 27-33 9-10 19-21 28-31 10-10 20-19 30-29 11-8 21-17 32-25s22-16 33-24c12-7 23-14 35-20 12-7 24-13 36-19 13-5 25-10 38-16 13-4 26-8 40-13 14-4 27-7 41-11 15-3 29-6 43-8 15-2 30-4 45-6 16-2 31-3 47-4 16 0 32-1 48-1 14 0 27 0 41 1 13 1 26 2 39 3s26 3 38 5c13 2 25 5 38 7 12 3 24 6 36 9 12 4 24 8 36 11 12 5 23 9 35 13 11 6 22 11 33 16s22 11 33 17 21 13 32 19c10 7 20 14 30 21 10 8 20 16 30 24s19 17 29 25c9 9 19 18 28 28 9 9 18 19 27 29s17 21 26 31c16 23 32 45 48 68 14 24 27 48 41 72 12 26 24 52 35 78 10 28 19 55 29 83 8 29 15 58 22 88 6 31 11 62 16 93 4 32 7 65 10 98 1 34 2 69 3 103-1 34-2 69-3 103-3 33-6 66-10 98-5 31-10 62-16 93-7 30-14 59-22 88-10 28-19 55-29 83-11 26-23 52-35 78-14 24-27 48-41 72-16 23-32 45-48 68-9 10-17 21-26 31s-18 20-27 30c-9 9-19 18-28 27-10 8-19 17-29 25s-20 16-30 24c-10 7-20 14-30 21-11 6-21 13-32 19s-22 12-33 17-22 11-33 16c-12 4-23 8-35 13-12 3-24 7-36 11-12 3-24 6-36 9-13 2-25 5-38 7-12 2-25 4-38 5s-26 2-39 3c-14 1-27 1-41 1-16 0-32-1-48-1-16-1-31-2-47-4-15-2-30-4-45-6-14-2-28-5-43-8-14-4-27-7-41-11-14-5-27-9-40-13-13-6-25-11-38-16-12-6-24-12-36-18-12-7-23-14-35-21-11-8-22-16-33-23-11-9-21-18-32-26-10-10-20-19-30-29-9-10-19-20-28-31s-18-22-27-33c-9-12-17-25-26-37-8-13-16-25-24-38 0 89 0 179 0 269-99 0-197 0-296 0 0-832 0-1663 0-2494 99 0 197 0 296 0 0 324 0 648 0 971z">
          <text:p/>
        </draw:path>
        <draw:path draw:style-name="gr31" draw:text-style-name="P18" draw:layer="layout" svg:width="1.661cm" svg:height="1.884cm" svg:x="4.758cm" svg:y="11.078cm" svg:viewBox="0 0 1662 1885" svg:d="M1662 868c0 48 0 96 0 144-452 0-903 0-1355 0 3 25 5 49 7 74 4 23 8 46 12 69 5 22 11 43 16 65 7 20 14 40 21 60 8 18 17 37 25 56 5 8 10 17 14 26 5 8 11 16 16 25 5 8 11 16 16 24 6 7 12 15 18 22s12 15 19 22c6 7 13 13 20 20s14 13 21 20c7 6 14 12 22 18 7 5 15 11 23 16 8 6 16 11 24 16s16 10 25 14c9 5 17 9 26 13s18 8 27 12 19 7 28 11c20 6 39 11 59 17 21 4 42 8 63 13 23 2 45 5 68 7 23 1 47 2 71 3 28-1 56-2 84-3 14-1 28-2 42-3 13-2 27-3 41-5 13-2 27-4 41-6 13-2 27-4 40-7 14-3 27-5 41-8 13-4 26-7 40-10 26-8 53-16 79-23 27-10 53-20 79-29 27-11 53-23 79-34 27-13 53-26 79-39 0 93 0 186 0 279-27 10-53 21-80 31s-54 19-81 28c-27 8-54 16-81 24-28 6-56 13-83 19-28 5-56 11-84 16-28 3-56 7-84 11-28 2-56 4-84 6-29 1-57 2-86 3-35-2-69-3-104-4-33-4-66-8-99-12-31-7-62-13-94-20-29-9-58-18-87-27-14-5-28-11-42-17s-27-12-40-18c-13-7-26-14-39-21s-26-15-38-22c-12-8-24-16-36-24-12-9-23-18-35-27-11-9-22-19-33-28-11-10-22-20-33-30-10-11-20-22-30-32-9-11-19-22-28-34-9-11-18-23-27-34-8-12-16-24-24-36-8-13-15-25-23-38-6-13-13-26-20-39-6-13-13-26-19-40-5-14-11-28-16-41-10-30-19-59-28-88-6-31-13-62-19-93-4-32-8-65-12-98-1-34-3-69-4-104 1-35 2-71 4-107 3-34 7-68 11-102 6-32 12-64 18-96 9-30 18-60 26-90 12-28 23-56 34-84 6-14 13-27 19-41 7-13 15-25 22-38s15-25 23-38c8-12 17-24 25-36 9-11 18-23 27-34 10-11 19-22 29-33s20-21 30-32c11-9 21-19 32-29 11-9 22-18 33-27s23-17 34-25c12-8 24-16 36-24 12-7 24-14 36-21 13-6 26-13 39-19s26-12 39-17c14-5 27-10 41-15s28-9 42-14c29-6 58-13 88-20 31-4 62-8 93-12 32-1 65-3 98-4 29 1 59 2 88 4 28 3 56 7 83 11 14 2 27 5 40 8s26 6 39 10 25 8 38 12c12 4 24 9 36 13 12 6 23 11 35 16 11 6 23 11 34 17 11 7 22 13 33 19 10 7 21 14 32 21 10 8 20 15 30 23s19 16 29 25c10 8 19 17 28 26 9 10 18 19 27 28 9 10 17 20 26 30 8 11 16 21 24 31 7 11 14 22 22 33 7 11 13 22 20 34 7 11 13 23 19 35s12 24 18 36c9 26 19 51 29 77 8 27 15 54 23 82 6 29 11 58 17 87 3 31 6 61 9 92 2 33 3 65 4 98zM1367 783c-1-20-2-40-3-59-2-19-4-38-6-57-4-17-8-35-11-53-5-16-10-33-15-50-7-15-13-31-19-47-4-7-7-15-11-22s-8-14-12-22c-4-6-9-13-13-20-5-7-9-14-14-20-5-7-10-13-15-20-5-6-11-12-16-18-6-6-11-12-17-18-6-5-12-11-17-16-6-5-13-10-19-15s-12-10-18-14c-7-5-13-9-20-13s-13-8-20-12-14-8-21-11-14-7-22-10c-7-3-14-5-22-8-7-3-15-5-23-8-7-2-15-4-23-6s-16-3-24-5c-17-2-34-4-51-7-17 0-35-1-53-2-20 1-40 1-60 2-19 2-38 5-57 7-18 3-36 7-54 11-17 5-34 10-51 15-8 3-16 6-24 9-8 4-16 7-24 11-7 3-15 7-22 11-8 4-15 8-22 13-7 4-14 9-22 13-6 5-13 10-20 15s-13 10-20 16c-6 5-12 11-19 17-6 6-12 12-18 18-5 6-11 12-17 18-5 7-10 13-16 20-5 7-10 14-15 21-4 7-9 14-14 21-4 7-9 15-13 22-8 16-15 32-23 48-7 17-13 34-20 51-5 18-10 36-15 54-4 20-8 39-11 58-3 21-6 41-8 62 350 0 700 0 1050 0z">
          <text:p/>
        </draw:path>
        <draw:path draw:style-name="gr31" draw:text-style-name="P18" draw:layer="layout" svg:width="1.049cm" svg:height="1.837cm" svg:x="6.883cm" svg:y="11.078cm" svg:viewBox="0 0 1050 1838" svg:d="M1050 319c-4-2-8-5-12-7-5-2-9-4-13-7-5-2-9-4-13-6-5-1-9-3-14-5-4-2-9-3-13-5-5-2-10-3-14-5-5-1-10-2-14-4-5-1-10-2-15-4-5-1-10-2-15-3s-10-2-15-3c-10-1-21-2-31-4-11-1-22-1-33-2-12-1-23-1-35-1-20 1-40 2-60 2-19 3-38 5-57 8-9 2-18 4-27 6s-18 4-27 7c-8 2-17 5-25 8s-16 6-24 10c-8 3-16 7-24 10-7 4-15 8-23 12-7 5-14 9-21 14s-14 9-21 14c-7 6-13 11-20 16-6 6-13 12-19 17-6 7-12 13-18 19s-11 13-17 19c-6 7-11 14-16 21-5 8-10 15-15 22-5 8-10 16-15 23-4 9-8 17-13 25-7 17-15 34-23 51-6 19-12 38-18 57-5 20-10 40-15 60-4 22-7 44-10 65-3 23-5 47-7 70 0 24-1 49-2 74 0 315 0 630 0 945-99 0-197 0-296 0 0-598 0-1196 0-1795 99 0 197 0 296 0 0 93 0 186 0 279 8-13 16-26 24-39 9-13 17-25 26-37s18-23 28-35c9-10 19-21 29-31s21-20 31-29c11-9 22-18 33-27 11-8 23-16 35-23 12-8 24-15 36-22 13-6 25-12 38-18 14-6 27-11 40-16 14-5 28-9 43-14 14-4 29-7 44-11 15-3 31-6 46-9 16-2 32-4 48-6 17-1 34-3 50-4 18 0 35-1 53-1 5 0 10 0 15 0 6 1 11 1 17 1 5 0 11 1 17 1 6 1 12 1 18 2 27 4 54 8 82 12 0 101 1 202 1 303z">
          <text:p/>
        </draw:path>
        <draw:path draw:style-name="gr31" draw:text-style-name="P18" draw:layer="layout" svg:width="1.369cm" svg:height="1.884cm" svg:x="8.121cm" svg:y="11.078cm" svg:viewBox="0 0 1370 1885" svg:d="M1274 96c0 93 0 186 0 279-21-10-42-20-63-30-21-9-43-17-64-26-22-7-44-15-65-22-23-6-45-12-67-18-23-5-45-9-68-14-23-3-46-7-69-10-23-2-47-4-70-6-24-1-48-2-72-2-17 0-35 0-53 1-16 1-33 2-49 3-16 2-31 4-47 5-14 3-28 5-43 8-13 3-26 6-39 9-12 4-24 8-36 12-11 4-22 9-32 13-5 3-10 5-15 8s-10 5-15 8c-4 3-8 6-13 9-4 3-8 6-12 9s-8 7-12 10c-3 3-7 7-11 10-3 4-6 7-9 11s-6 7-9 11-6 8-9 12c-2 4-4 8-7 12-2 5-4 9-6 13-2 5-4 9-6 14-1 4-3 9-5 13-1 5-2 10-3 15s-2 10-3 15-2 10-3 15c0 6 0 11-1 16 0 6 0 11 0 17 0 4 0 8 0 13 0 4 1 8 1 12 1 4 1 8 2 12 0 4 1 8 2 12 1 3 2 7 2 11 2 3 3 7 4 11 1 3 2 7 4 10 1 4 3 7 4 11 2 3 4 6 6 9 2 4 3 7 5 10 3 3 5 6 7 9s5 6 7 9 5 6 8 9c2 2 5 5 8 8 3 2 6 5 9 8 3 2 6 5 9 7 4 3 7 5 11 7 3 3 7 5 11 8 9 4 18 9 27 14 11 5 22 9 32 14 13 5 25 10 37 14 14 5 28 9 42 14 16 5 31 9 47 14 36 9 72 18 109 26 33 8 67 15 100 23 26 6 51 12 76 18 23 6 47 13 70 19 21 7 43 14 64 21 20 8 39 15 59 23 17 8 35 16 53 25 15 8 31 17 47 26 14 9 28 19 41 28 7 5 13 10 19 15s12 10 17 15c6 5 11 10 16 16 5 5 10 11 15 16 5 6 10 12 14 17 4 6 9 12 13 18s8 13 12 19 7 13 11 19c3 7 6 14 10 21 2 7 5 14 8 21s5 14 8 21c2 8 5 15 7 23 3 16 7 31 10 47 2 17 4 34 6 51 1 17 2 35 2 53 0 10 0 20 0 31-1 10-2 20-3 30s-2 19-4 29c-1 9-3 19-5 28-2 10-5 19-7 28-3 9-6 18-8 27-4 8-7 17-10 26-4 8-8 17-12 25s-9 16-13 24c-5 8-10 16-15 24-5 7-11 15-16 22-6 8-12 15-18 22s-13 14-19 21c-7 7-14 14-21 21-7 6-15 13-22 19-8 6-16 13-24 19-9 6-17 12-26 17-8 6-17 11-26 17-19 10-38 20-56 30-21 8-41 16-61 25-22 6-44 13-66 20-23 5-47 11-70 16-25 4-50 8-75 11-27 3-53 5-80 7-28 1-56 2-84 3-24-1-48-2-73-2-24-2-49-4-74-5-25-3-51-6-76-9-26-4-51-8-77-12-26-6-53-11-79-16-27-7-54-13-81-20-28-7-56-15-84-22-28-9-57-18-85-27 0-101 0-203 0-304 27 13 54 26 81 40 27 11 54 23 81 34 27 10 54 20 80 29 27 8 53 16 80 24 26 7 52 13 79 19 13 2 26 5 39 7s26 4 39 6c14 2 27 3 40 5 13 1 26 2 39 3s26 1 39 2c13 0 26 1 39 1 16-1 33-1 50-1 16-1 32-3 48-4 14-2 29-3 44-5 14-3 28-5 42-8 12-3 25-7 38-10 12-4 24-8 36-12 10-5 21-10 32-15 5-3 10-5 15-8s10-6 15-9c4-3 9-6 13-9s9-6 13-9c4-4 8-7 12-10 3-4 7-7 11-11 3-3 6-7 10-11 3-4 6-7 9-11s6-8 8-12c3-4 5-8 8-12 2-5 4-9 6-13 2-5 4-9 6-13 2-5 3-10 5-14 1-5 2-10 4-14 1-5 2-10 3-15s1-10 2-15c0-5 1-10 1-16 0-5 1-10 1-16-1-9-1-19-2-29-1-9-2-18-3-27-1-5-2-9-3-13s-2-9-4-13c-1-4-2-8-4-12-1-4-3-8-4-12-2-4-4-7-6-11s-4-7-6-11c-2-3-4-7-6-10-3-4-5-7-8-10-2-4-5-7-8-10-2-3-5-6-8-9s-6-6-9-9c-4-2-7-5-10-8-4-3-7-5-11-8s-8-5-12-8c-10-5-20-10-30-16-11-5-23-10-35-15-14-5-27-11-41-16-16-5-32-10-47-15-18-5-36-10-54-15-41-10-83-20-125-30-34-8-68-16-102-24-22-6-44-11-66-16-21-6-41-11-61-17-19-6-38-13-57-19-17-7-35-14-52-21-16-8-31-16-47-24-14-8-28-16-42-25-13-9-25-18-38-27-5-4-11-9-17-14-5-5-10-9-16-14-5-5-9-11-14-16s-10-10-14-16c-4-5-9-11-13-16-4-6-8-12-12-18-3-6-7-12-11-18-3-6-6-12-10-18-3-7-6-13-9-20-2-7-5-13-8-20-4-14-9-28-13-42-3-15-6-30-10-46-2-16-3-31-5-47-1-17-2-34-2-51 1-21 2-41 3-62 1-9 2-19 3-29 2-10 3-19 5-29 2-9 4-18 6-27 3-9 5-18 8-27 3-8 6-17 9-26 4-8 7-16 11-24s8-16 11-24c5-8 9-16 14-24 5-7 10-14 14-22 6-7 11-14 17-21 5-7 11-14 17-20 6-7 13-13 19-20 7-6 14-12 20-18 8-6 15-12 22-18 8-6 15-11 23-17 8-5 16-10 24-15 9-5 17-10 26-15 8-4 17-9 26-13 19-8 38-16 57-24 20-7 41-13 61-20 22-5 44-10 66-15 24-3 47-7 71-10 25-3 50-5 75-7 27-1 53-1 80-2 27 0 54 1 81 1 26 2 52 3 78 5 25 3 50 5 75 8s49 7 74 10c23 5 47 9 70 14s45 11 68 16c22 7 43 13 65 20 21 7 42 15 62 22z">
          <text:p/>
        </draw:path>
        <draw:path draw:style-name="gr32" draw:text-style-name="P19" draw:layer="layout" svg:width="1.661cm" svg:height="1.884cm" svg:x="9.828cm" svg:y="11.078cm" svg:viewBox="0 0 1662 1885" svg:d="M1662 868c0 48 0 96 0 144-452 0-903 0-1355 0 3 25 5 49 7 74 4 23 8 46 12 69 5 22 11 43 16 65 7 20 14 40 21 60 8 18 17 37 25 56 5 8 10 17 14 26 5 8 11 16 16 25 5 8 11 16 16 24 6 7 12 15 18 22s12 15 19 22c6 7 13 13 20 20s14 13 21 20c7 6 14 12 22 18 7 5 15 11 23 16 8 6 16 11 24 16s16 10 25 14c9 5 17 9 26 13s18 8 27 12 19 7 28 11c20 6 39 11 59 17 21 4 42 8 63 13 23 2 45 5 68 7 23 1 47 2 71 3 28-1 56-2 84-3 14-1 28-2 42-3 13-2 27-3 41-5 13-2 27-4 41-6 13-2 27-4 40-7 14-3 27-5 41-8 13-4 26-7 40-10 26-8 53-16 79-23 27-10 53-20 79-29 27-11 53-23 79-34 27-13 53-26 79-39 0 93 0 186 0 279-27 10-53 21-80 31s-54 19-81 28c-27 8-54 16-81 24-28 6-56 13-83 19-28 5-56 11-84 16-28 3-56 7-84 11-28 2-56 4-84 6-29 1-57 2-86 3-35-2-69-3-104-4-33-4-66-8-99-12-31-7-62-13-94-20-29-9-58-18-87-27-14-5-28-11-42-17s-27-12-40-18c-13-7-26-14-39-21s-26-15-38-22c-12-8-24-16-36-24-12-9-23-18-35-27-11-9-22-19-33-28-11-10-22-20-33-30-10-11-20-22-30-32-9-11-19-22-28-34-9-11-18-23-27-34-8-12-16-24-24-36-8-13-15-25-23-38-6-13-13-26-20-39-6-13-13-26-19-40-5-14-11-28-16-41-10-30-19-59-28-88-6-31-13-62-19-93-4-32-8-65-12-98-1-34-3-69-4-104 1-35 2-71 4-107 3-34 7-68 11-102 6-32 12-64 18-96 9-30 18-60 26-90 12-28 23-56 34-84 6-14 13-27 19-41 7-13 15-25 22-38s15-25 23-38c8-12 17-24 25-36 9-11 18-23 27-34 10-11 19-22 29-33s20-21 30-32c11-9 21-19 32-29 11-9 22-18 33-27s23-17 34-25c12-8 24-16 36-24 12-7 24-14 36-21 13-6 26-13 39-19s26-12 39-17c14-5 27-10 41-15s28-9 42-14c29-6 58-13 88-20 31-4 62-8 93-12 32-1 65-3 98-4 29 1 59 2 88 4 28 3 56 7 83 11 14 2 27 5 40 8s26 6 39 10 25 8 38 12c12 4 24 9 36 13 12 6 23 11 35 16 11 6 23 11 34 17 11 7 22 13 33 19 10 7 21 14 32 21 10 8 20 15 30 23s19 16 29 25c10 8 19 17 28 26 9 10 18 19 27 28 9 10 17 20 26 30 8 11 16 21 24 31 7 11 14 22 22 33 7 11 13 22 20 34 7 11 13 23 19 35s12 24 18 36c9 26 19 51 29 77 8 27 15 54 23 82 6 29 11 58 17 87 3 31 6 61 9 92 2 33 3 65 4 98zM1367 783c-1-20-2-40-3-59-2-19-4-38-6-57-4-17-8-35-11-53-5-16-10-33-15-50-7-15-13-31-19-47-4-7-7-15-11-22s-8-14-12-22c-4-6-9-13-13-20-5-7-9-14-14-20-5-7-10-13-15-20-5-6-11-12-16-18-6-6-11-12-17-18-6-5-12-11-17-16-6-5-13-10-19-15s-12-10-18-14c-7-5-13-9-20-13s-13-8-20-12-14-8-21-11-14-7-22-10c-7-3-14-5-22-8-7-3-15-5-23-8-7-2-15-4-23-6s-16-3-24-5c-17-2-34-4-51-7-17 0-35-1-53-2-20 1-40 1-60 2-19 2-38 5-57 7-18 3-36 7-54 11-17 5-34 10-51 15-8 3-16 6-24 9-8 4-16 7-24 11-7 3-15 7-22 11-8 4-15 8-22 13-7 4-14 9-22 13-6 5-13 10-20 15s-13 10-20 16c-6 5-12 11-19 17-6 6-12 12-18 18-5 6-11 12-17 18-5 7-10 13-16 20-5 7-10 14-15 21-4 7-9 14-14 21-4 7-9 15-13 22-8 16-15 32-23 48-7 17-13 34-20 51-5 18-10 36-15 54-4 20-8 39-11 58-3 21-6 41-8 62 350 0 700 0 1050 0z">
          <text:p/>
        </draw:path>
        <draw:path draw:style-name="gr32" draw:text-style-name="P19" draw:layer="layout" svg:width="1.118cm" svg:height="2.304cm" svg:x="11.744cm" svg:y="10.611cm" svg:viewBox="0 0 1119 2305" svg:d="M512 0c0 171 0 341 0 512 203 0 405 0 607 0 0 76 0 153 0 229-202 0-404 0-607 0 0 324 0 649 0 973 1 18 1 35 1 53 1 16 2 31 3 47 2 14 3 29 5 43 2 12 4 25 6 38 3 10 6 21 9 32 1 5 3 10 5 15 1 4 3 9 5 13s4 8 6 12 4 7 6 11c3 3 5 7 7 10s5 5 7 8c3 3 6 5 8 8 3 2 6 4 9 7 4 2 7 4 10 6 4 2 7 4 11 6s8 4 12 6 9 4 13 5c4 2 9 3 14 5 5 1 10 3 14 4 11 2 22 5 33 7 12 1 24 3 36 5 14 1 27 2 40 3 15 0 30 0 45 1 100 0 201 0 302 0 0 82 0 164 0 246-101 0-202 0-302 0-28 0-55-1-82-2-26-2-51-4-76-6-23-3-46-6-69-10-20-4-41-9-62-13-18-6-37-12-55-18-9-4-17-7-26-11-7-4-15-7-23-11-7-4-15-9-22-13s-14-9-20-13c-7-5-13-10-19-14-6-6-12-11-17-16s-11-11-16-17-10-12-15-18c-4-7-9-13-13-20s-9-14-13-22c-4-7-8-15-12-23-3-8-7-16-10-25s-7-17-10-26c-3-10-6-19-8-28-5-21-10-41-15-62-3-22-6-45-10-67-2-25-4-50-6-75-1-27-1-54-2-80 0-325 0-650 0-974-72 0-144 0-216 0 0-76 0-153 0-229 72 0 144 0 216 0 0-171 0-341 0-512 99 0 198 0 296 0z">
          <text:p/>
        </draw:path>
        <draw:path draw:style-name="gr32" draw:text-style-name="P19" draw:layer="layout" svg:width="1.438cm" svg:height="1.794cm" svg:x="13.087cm" svg:y="11.121cm" svg:viewBox="0 0 1439 1795" svg:d="M40 0c466 0 933 0 1399 0 0 90 0 179 0 269-369 430-738 860-1108 1290 370 0 739 0 1108 0 0 79 0 157 0 236-479 0-959 0-1439 0 0-90 0-180 0-269 369-430 739-860 1108-1290-356 0-712 0-1068 0 0-79 0-157 0-236z">
          <text:p/>
        </draw:path>
        <draw:path draw:style-name="gr32" draw:text-style-name="P19" draw:layer="layout" svg:width="1.501cm" svg:height="1.884cm" svg:x="14.955cm" svg:y="11.078cm" svg:viewBox="0 0 1502 1885" svg:d="M0 1130c0-362 0-725 0-1087 98 0 196 0 295 0 0 359 0 717 0 1076 0 20 1 41 1 61 2 20 3 39 5 58 2 18 5 36 8 54 3 16 7 33 10 50 5 15 10 30 14 45 6 14 12 28 17 42 4 7 7 13 10 20 4 6 7 12 11 18 3 6 7 12 11 17 4 6 8 11 12 17 4 5 8 10 13 15 4 5 9 10 13 15 5 4 10 9 15 13s10 8 15 13c5 3 10 7 16 11 5 3 11 7 16 10 6 4 12 7 18 10s12 6 18 8c6 3 13 5 19 8 6 2 13 4 20 6s13 4 20 6c7 1 14 3 22 4 15 2 29 4 44 6 17 1 33 2 49 2 19-1 38-1 58-2 18-3 36-5 55-7 17-4 34-8 51-12 9-3 17-5 25-8s16-6 24-9 16-7 23-10c8-4 15-8 23-11 7-4 14-9 21-13s14-9 21-13c7-5 13-10 20-15 7-6 13-11 19-16 7-6 13-12 19-18s12-12 18-18c5-7 11-13 16-19 6-7 11-14 16-21s10-14 15-21c4-7 9-15 13-22 4-8 8-15 13-23 3-8 7-16 11-24 6-16 13-33 19-50 6-18 11-36 16-54 3-19 7-38 10-57 3-20 5-40 7-60 1-21 1-43 2-64 0-339 0-678 0-1018 98 0 196 0 295 0 0 599 0 1197 0 1795-99 0-197 0-295 0 0-92 0-184 0-275-9 13-18 26-27 39-10 12-19 25-29 37-10 11-19 23-29 34s-21 21-31 32c-10 10-21 19-31 29-11 9-22 18-33 26s-23 16-34 24c-12 7-23 14-35 21-12 6-24 13-36 19-13 5-25 11-38 16-13 4-26 9-39 14-13 3-27 7-40 11-14 3-28 5-42 8-14 2-29 5-43 7-15 1-30 2-45 3s-31 1-46 2c-25-1-50-2-75-3-23-3-47-6-70-9-11-3-22-5-33-7-11-3-22-6-33-8-10-4-20-7-31-10-10-4-20-8-30-11-9-5-19-9-28-13-10-5-19-10-28-15s-18-10-26-15c-9-6-17-12-26-18-8-6-16-12-24-18-7-7-15-14-23-21-7-7-14-14-21-21-7-8-14-16-21-24-6-8-13-16-19-24-6-9-12-18-18-27s-12-18-17-27c-6-10-11-19-16-29s-10-20-14-30c-5-11-9-21-13-32-8-22-15-45-23-67-6-25-12-49-17-74-5-26-9-52-13-78-3-28-5-56-8-84 0-30-1-60-2-90zM741 0z">
          <text:p/>
        </draw:path>
        <draw:path draw:style-name="gr32" draw:text-style-name="P19" draw:layer="layout" svg:width="1.501cm" svg:height="1.837cm" svg:x="17.05cm" svg:y="11.078cm" svg:viewBox="0 0 1502 1838" svg:d="M1502 755c0 361 0 722 0 1083-99 0-197 0-295 0 0-358 0-716 0-1074 0-20-1-41-1-61-2-20-4-39-5-58-3-18-5-36-8-54-3-16-7-33-11-49s-9-31-14-46c-5-14-11-28-17-42-3-6-6-13-9-19-4-6-7-12-11-18s-7-12-11-18c-4-5-8-11-12-16s-9-10-13-15-9-10-14-15c-4-4-9-9-14-13s-10-8-15-12-11-8-16-12c-5-3-11-7-17-10-5-3-11-6-17-10-6-2-12-5-18-8-7-2-13-5-19-7-7-3-13-5-20-7s-14-3-21-5-14-3-21-5c-15-2-30-4-45-6-16 0-32-1-48-2-19 1-39 2-58 3-18 2-37 5-55 7-9 2-17 3-26 5s-17 5-26 7c-8 2-16 5-24 8s-16 5-24 8c-8 4-16 7-23 11-8 3-15 7-23 11-7 4-14 8-21 12-7 5-14 9-21 14s-13 10-20 15c-6 5-13 11-19 16-6 6-12 12-19 17-5 6-11 13-17 19s-11 13-17 19c-5 7-10 14-15 20-5 8-10 15-15 22-4 7-9 14-13 22-5 7-9 15-13 23s-7 16-11 23c-7 17-13 34-19 51-5 17-10 35-15 53-4 19-8 38-11 57-2 20-5 41-7 61 0 21-1 42-2 64 0 338 0 676 0 1014-99 0-197 0-296 0 0-598 0-1196 0-1795 99 0 197 0 296 0 0 93 0 186 0 279 9-13 18-26 27-39 10-12 19-25 28-37 10-11 20-22 30-34 10-10 20-21 30-31 11-10 21-20 32-29s22-18 33-27c11-8 23-16 34-24 12-7 23-14 35-21 12-6 24-12 37-19 12-5 25-10 38-16 13-4 26-9 39-14 13-3 27-7 40-11 14-3 28-6 42-9 15-2 29-4 44-6 15-1 30-2 45-4 15 0 30-1 46-1 25 1 50 2 75 3 23 3 46 6 70 9 11 2 22 4 33 7 11 2 22 5 32 8 11 3 21 6 31 10 10 3 20 7 30 11s19 8 29 13c9 4 18 9 27 14s18 10 26 16c9 5 17 11 25 17s16 12 24 18c8 7 16 14 23 21s15 14 22 21c6 8 13 16 20 24 6 8 13 16 19 24 6 9 12 18 18 26 6 9 11 19 17 28 5 9 10 19 15 29 10 20 19 41 28 62 7 22 15 45 22 67 6 25 12 49 17 73 4 27 9 53 13 79 2 28 5 57 7 85 1 30 2 60 3 90z">
          <text:p/>
        </draw:path>
        <draw:path draw:style-name="gr32" draw:text-style-name="P19" draw:layer="layout" svg:width="1.602cm" svg:height="2.519cm" svg:x="19.008cm" svg:y="11.078cm" svg:viewBox="0 0 1603 2520" svg:d="M1308 919c-1-26-1-52-2-77-2-25-4-49-6-74-4-23-7-46-11-69-4-21-9-42-14-64-6-20-12-40-19-60-7-18-15-37-22-55-9-17-18-34-27-51-5-8-10-16-15-23-5-8-11-15-16-23-6-7-11-14-17-21s-12-14-18-20c-6-7-12-13-18-19-7-6-13-11-20-17-7-5-13-11-20-16s-14-10-21-14c-7-5-15-9-22-13-8-4-15-8-23-12s-16-7-23-10c-9-3-17-6-25-9s-17-5-25-8c-9-2-17-4-26-6s-18-3-27-5c-9-1-18-2-28-3-19-1-38-2-58-3-19 1-38 2-57 3-9 1-19 2-28 3-9 2-18 3-27 5-8 2-17 4-26 6-8 3-16 5-25 8-8 3-16 6-24 9s-16 6-23 10c-8 4-16 8-23 12s-15 8-22 13c-7 4-14 9-21 14s-13 11-20 16c-7 6-13 11-20 17-6 6-12 12-18 19-6 6-12 13-18 20-5 7-11 14-17 21-5 8-10 15-16 23-5 7-10 15-15 23-9 17-18 34-26 51-8 18-16 37-23 55-6 20-13 40-19 60-5 22-9 43-14 64-4 23-7 46-11 69-2 25-4 49-6 74 0 25-1 51-2 77 1 26 2 52 2 78 2 24 4 48 6 73 4 23 7 45 11 68 5 22 9 43 14 64 6 20 13 40 19 60 7 18 15 37 23 55 8 17 17 34 26 51 5 8 10 16 15 24 6 7 11 15 16 22 6 7 12 14 17 21 6 7 12 14 18 20 6 7 12 13 18 19 7 6 13 11 20 17 7 5 13 11 20 16s14 10 21 14c7 5 15 9 22 14 7 3 15 7 23 11 7 4 15 7 23 11 8 3 16 6 24 9 9 2 17 5 25 7 9 2 18 4 26 6 9 2 18 3 27 5 9 1 19 2 28 4 19 0 38 1 57 2 20-1 39-2 58-2 10-2 19-3 28-4 9-2 18-3 27-5s17-4 26-6c8-2 17-5 25-7 8-3 16-6 25-9 7-4 15-7 23-11s15-8 23-11c7-5 15-9 22-14 7-4 14-9 21-14s13-11 20-16c7-6 13-11 20-17 6-6 12-12 18-19 6-6 12-13 18-20s11-14 17-21c5-7 11-15 16-22 5-8 10-16 15-24 9-17 18-34 27-51 7-18 15-37 22-55 7-20 13-40 19-60 5-21 10-42 14-64 4-23 7-45 11-68 2-25 4-49 6-73 1-26 1-52 2-78zM1603 1615c-2 37-3 74-4 110-3 35-6 70-9 104-5 32-11 64-16 96-7 30-15 59-22 89-10 27-19 54-29 82-5 12-11 25-17 38-6 12-12 24-18 36-6 11-13 23-20 34s-14 22-21 33c-8 10-15 20-23 30s-17 20-25 29c-9 9-17 18-26 27s-19 17-28 26c-10 7-20 15-30 23-10 7-20 15-31 22s-22 13-33 20c-11 6-23 12-35 18s-24 11-36 17c-13 5-25 10-38 15-13 4-27 8-40 13-14 4-27 7-41 11-30 6-59 12-88 18-32 3-63 7-95 10-34 1-68 2-101 4-26-1-52-1-77-2s-50-3-74-4c-24-3-48-5-73-7-23-4-46-7-70-11-22-4-45-8-68-13-22-5-45-11-67-16-22-7-44-13-67-19-21-8-43-15-65-23 0-95 0-191 0-287 22 11 43 22 65 33 21 10 43 19 64 28 21 8 43 16 64 24 10 4 21 7 32 10 10 3 21 6 31 9 11 3 21 6 32 8 11 3 21 5 32 7 10 2 21 4 32 6 11 1 21 3 32 5 11 1 21 2 32 3s22 2 33 3c11 0 21 1 32 2 11 0 22 0 33 0 23-1 47-1 70-2 22-3 44-5 66-7 20-4 41-8 61-12 19-6 38-11 56-17 9-3 18-7 27-10 8-4 17-7 25-11s17-8 25-13c7-4 15-9 23-13 7-5 14-10 22-15 7-5 14-11 21-16 6-6 13-11 19-17 7-6 13-12 19-18 6-7 12-13 17-20 6-7 11-14 17-21 5-7 10-14 15-22 5-7 9-15 14-23 4-8 9-16 13-24 4-9 8-17 12-26 3-9 7-18 10-26 4-10 7-19 10-28 5-20 10-40 16-60 3-21 7-43 11-64 2-24 4-47 7-70 0-24 1-49 2-74 0-48 0-97 0-146-8 13-16 26-24 39-8 12-16 24-25 36-9 11-18 22-27 33-9 10-19 21-28 31-10 9-20 19-30 28-11 9-21 18-32 26s-22 16-33 24c-12 7-23 14-35 21-12 6-24 12-36 18-13 5-26 11-39 16-13 4-26 9-40 13-13 4-27 8-41 11-15 3-29 6-44 9-15 2-30 4-45 6-16 1-31 3-47 4-16 0-32 1-49 1-27-1-53-3-80-4-13-1-26-3-39-5-12-2-25-4-38-7-12-3-24-6-36-8-12-4-24-8-36-11-12-5-23-9-35-13-11-5-22-10-34-15-10-5-21-11-32-16-11-7-21-13-32-19-10-7-20-14-31-21-10-7-20-15-29-22-10-9-20-17-29-25-9-9-19-18-28-26-9-10-18-19-27-29-8-10-17-20-25-30-16-22-32-44-48-66-13-23-27-47-41-70-11-25-23-51-34-76-10-27-19-54-29-81-7-28-14-57-22-85-5-31-10-61-15-91-4-32-7-64-10-97-1-33-2-67-3-101 1-34 2-67 3-101 3-32 6-64 10-97 5-30 10-60 15-91 8-29 15-57 22-86 10-27 19-54 29-81 11-25 23-50 34-76 14-23 28-47 41-70 8-11 16-22 23-33 8-11 17-22 25-33 8-10 17-20 25-30 9-9 18-19 27-28s19-18 28-27c9-8 19-16 29-25 9-7 19-15 29-22 11-7 21-14 31-21 11-6 21-12 32-18s22-12 32-17c12-5 23-10 34-15 12-4 23-8 35-13 12-3 24-7 36-10s24-6 36-9c13-3 26-5 38-7 13-2 26-3 39-5 27-1 53-3 80-4 17 0 33 1 49 1 16 1 31 3 47 4 15 2 30 4 45 6 15 3 29 6 44 9 14 3 28 7 41 11 14 4 27 9 40 13 13 6 26 11 39 16 12 6 24 12 36 19s23 14 35 20c11 8 22 16 33 24s21 17 32 26c10 9 20 19 30 28 9 10 19 21 28 31 9 11 18 22 27 33 9 12 17 24 25 36 8 13 16 26 24 39 0-91 0-182 0-273 98 0 196 0 295 0 0 524 0 1048 0 1572z">
          <text:p/>
        </draw:path>
        <draw:custom-shape draw:style-name="gr26" draw:text-style-name="P1" draw:layer="layout" svg:width="1cm" svg:height="1cm" svg:x="18.968cm" svg:y="8.624cm">
          <text:p/>
          <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1" draw:layer="layout" svg:width="1cm" svg:height="1cm" svg:x="0.58cm" svg:y="8.608cm">
          <text:p/>
          <draw:enhanced-geometry svg:viewBox="0 0 21600 21600" draw:mirror-horizontal="true" draw:type="rectangle" draw:enhanced-path="M 0 0 L 21600 0 21600 21600 0 21600 0 0 Z N"/>
        </draw:custom-shape>
        <draw:custom-shape draw:style-name="gr26" draw:text-style-name="P1" draw:layer="layout" svg:width="1cm" svg:height="1cm" svg:x="0.58cm" svg:y="13.708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1" draw:layer="layout" svg:width="1cm" svg:height="1cm" svg:x="18.968cm" svg:y="13.724cm">
          <text:p/>
          <draw:enhanced-geometry svg:viewBox="0 0 21600 21600" draw:mirror-vertical="true" draw:type="rectangle" draw:enhanced-path="M 0 0 L 21600 0 21600 21600 0 21600 0 0 Z N"/>
        </draw:custom-shape>
        <draw:custom-shape draw:style-name="gr26" draw:text-style-name="P1" draw:layer="layout" svg:width="1cm" svg:height="1cm" draw:transform="rotate (-3.14159265358979) translate (11.079cm 2.8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ath draw:style-name="gr33" draw:text-style-name="P3" draw:layer="layout" svg:width="1.054cm" svg:height="2.344cm" svg:x="10.095cm" svg:y="3.187cm" svg:viewBox="0 0 1055 2345" svg:d="M964 115v298c-77-55-149-97-217-124-69-27-135-41-198-41-111 0-196 32-256 97-59 65-89 156-89 276 0 99 20 175 59 226 40 51 116 92 227 123l122 38c151 43 263 120 335 229 72 110 108 256 108 440 0 219-49 385-146 498-98 113-240 169-428 170-71-1-147-13-227-37s-162-60-248-107v-315c82 70 163 122 242 157 79 36 156 53 233 53 115 0 205-34 268-103 62-68 94-166 94-293 0-111-23-198-68-260-45-63-119-110-222-141l-124-37c-151-45-260-116-328-213-67-97-101-232-101-404 0-200 47-357 140-472s222-173 386-173c70 0 142 10 215 29 72 19 147 48 223 86z">
            <text:p/>
          </draw:path>
          <draw:path draw:style-name="gr33" draw:text-style-name="P3" draw:layer="layout" svg:width="0.888cm" svg:height="1.778cm" svg:x="11.374cm" svg:y="3.752cm" svg:viewBox="0 0 889 1779" svg:d="M889 106v260c-52-43-104-76-157-97-52-22-105-33-159-33-120 0-213 57-279 172-66 114-99 275-99 482s33 367 99 482c66 114 159 171 279 171 54 0 107-10 159-32 53-22 105-54 157-98v258c-51 36-105 63-160 81s-114 27-176 27c-169 0-304-80-403-240-100-161-150-377-150-649 0-277 50-494 151-652 101-159 239-238 414-238 57 0 112 9 166 27 55 17 107 44 158 79z">
            <text:p/>
          </draw:path>
          <draw:path draw:style-name="gr33" draw:text-style-name="P3" draw:layer="layout" svg:width="0.94cm" svg:height="2.353cm" svg:x="12.57cm" svg:y="3.133cm" svg:viewBox="0 0 941 2354" svg:d="M941 1332v1022h-184v-1013c0-160-21-281-63-360-41-80-103-120-186-120-100 0-179 48-236 144-58 96-86 226-86 392v957h-186v-2354h186v923c44-102 96-178 156-228 60-51 129-76 207-76 129 0 227 60 293 181s99 298 99 532z">
            <text:p/>
          </draw:path>
          <draw:path draw:style-name="gr33" draw:text-style-name="P3" draw:layer="layout" svg:width="0.94cm" svg:height="1.778cm" svg:x="13.859cm" svg:y="3.752cm" svg:viewBox="0 0 941 1779" svg:d="M0 1067v-1026h185v1015c0 161 20 281 62 361 41 80 104 120 186 120 100 0 179-48 237-143 58-96 87-227 87-392v-961h184v1695h-184v-261c-45 103-97 180-156 230-60 49-128 74-207 74-129 0-227-60-294-181s-100-298-100-531zM465 0z">
            <text:p/>
          </draw:path>
          <draw:path draw:style-name="gr33" draw:text-style-name="P3" draw:layer="layout" svg:width="0.184cm" svg:height="2.353cm" svg:x="15.183cm" svg:y="3.133cm" svg:viewBox="0 0 185 2354" svg:d="M0 0c62 0 123 0 185 0 0 785 0 1570 0 2354-62 0-123 0-185 0 0-784 0-1569 0-2354z">
            <text:p/>
          </draw:path>
          <draw:path draw:style-name="gr33" draw:text-style-name="P3" draw:layer="layout" svg:width="1.041cm" svg:height="1.778cm" svg:x="15.675cm" svg:y="3.752cm" svg:viewBox="0 0 1042 1779" svg:d="M1042 819v137h-849c8 191 46 337 115 437 68 100 164 150 286 150 71 0 140-13 206-39 67-26 133-65 198-118v263c-66 43-134 75-203 97-70 22-140 33-212 33-179 0-321-78-426-236-105-157-157-370-157-638 0-278 50-498 149-661s233-244 402-244c151 0 271 73 359 220s132 347 132 599zM857 739c-1-153-30-275-85-366s-128-137-219-137c-103 0-186 44-247 132-62 88-98 212-107 371z">
            <text:p/>
          </draw:path>
          <draw:path draw:style-name="gr33" draw:text-style-name="P3" draw:layer="layout" svg:width="1.093cm" svg:height="1.693cm" svg:x="10.042cm" svg:y="6.806cm" svg:viewBox="0 0 1094 1694" svg:d="M0 0c65 0 130 0 196 0 117 474 234 948 351 1422 117-474 234-948 351-1422 65 0 131 0 196 0-141 565-281 1129-422 1694-83 0-167 0-251 0-140-565-281-1129-421-1694z">
            <text:p/>
          </draw:path>
          <draw:path draw:style-name="gr33" draw:text-style-name="P3" draw:layer="layout" svg:width="1.041cm" svg:height="1.778cm" svg:x="11.314cm" svg:y="6.765cm" svg:viewBox="0 0 1042 1779" svg:d="M1042 819v137h-849c8 191 46 337 115 437 68 100 164 150 286 150 71 0 140-13 206-39 67-26 133-65 198-118v263c-66 43-134 75-203 97-70 22-140 33-212 33-179 0-321-78-426-236-105-157-157-370-157-638 0-278 50-498 149-661s233-244 402-244c151 0 271 73 359 220s132 347 132 599zM857 739c-1-153-30-275-85-366s-128-137-219-137c-103 0-186 44-247 132-62 88-98 212-107 371z">
            <text:p/>
          </draw:path>
          <draw:path draw:style-name="gr33" draw:text-style-name="P3" draw:layer="layout" svg:width="0.657cm" svg:height="1.735cm" svg:x="12.646cm" svg:y="6.765cm" svg:viewBox="0 0 658 1736" svg:d="M658 301c-21-18-43-31-67-40-25-9-52-13-81-13-105 0-185 51-241 154-55 102-83 249-83 441v893h-186v-1695h186v263c38-103 89-179 151-229s138-75 227-75c13 0 27 1 42 4 15 2 33 6 51 11z">
            <text:p/>
          </draw:path>
          <draw:path draw:style-name="gr33" draw:text-style-name="P3" draw:layer="layout" svg:width="0.948cm" svg:height="2.391cm" svg:x="13.434cm" svg:y="6.152cm" svg:viewBox="0 0 949 2392" svg:d="M581 1495c-149 0-253 26-310 78-58 51-86 139-86 263 0 99 21 178 64 236s102 87 176 87c103 0 185-55 247-164 62-110 93-256 93-438v-62zM949 1382v966h-184v-257c-43 103-95 179-158 228s-140 73-231 73c-115 0-206-48-274-146-68-97-102-228-102-391 0-191 42-335 127-432s211-146 379-146h259v-27c0-128-28-226-84-296s-134-105-236-105c-64 0-126 11-187 35-61 23-120 57-176 104v-257c68-40 133-69 197-89 63-19 125-29 186-29 162 0 284 63 364 191 80 127 120 319 120 578zM567 0h204v306h-204zM175 0h203v306h-203z">
            <text:p/>
          </draw:path>
          <draw:path draw:style-name="gr33" draw:text-style-name="P3" draw:layer="layout" svg:width="0.94cm" svg:height="1.735cm" svg:x="14.756cm" svg:y="6.765cm" svg:viewBox="0 0 941 1736" svg:d="M941 713v1023h-184v-1014c0-161-21-281-63-360-41-80-103-120-186-120-100 0-179 48-236 144-58 96-86 226-86 392v958h-186v-1695h186v263c44-102 96-178 156-228 60-51 129-76 207-76 129 0 227 60 293 181 66 120 99 298 99 532z">
            <text:p/>
          </draw:path>
          <draw:path draw:style-name="gr33" draw:text-style-name="P3" draw:layer="layout" svg:width="1.003cm" svg:height="2.398cm" svg:x="15.984cm" svg:y="6.146cm" svg:viewBox="0 0 1004 2399" svg:d="M820 917v-917h184v2354h-184v-253c-39 100-88 175-147 224s-130 74-213 74c-136 0-247-82-332-245-85-164-128-379-128-645s43-481 128-645c85-163 196-245 332-245 83 0 154 25 213 74 59 48 108 123 147 224zM191 1509c0 205 28 365 83 482 56 116 133 175 231 175 97 0 174-59 231-175 56-117 84-277 84-482s-28-366-84-482c-57-117-134-175-231-175-98 0-175 58-231 175-55 116-83 277-83 482z">
            <text:p/>
          </draw:path>
          <draw:path draw:style-name="gr33" draw:text-style-name="P3" draw:layer="layout" svg:width="1.041cm" svg:height="1.778cm" svg:x="17.288cm" svg:y="6.765cm" svg:viewBox="0 0 1042 1779" svg:d="M1042 819v137h-849c8 191 46 337 115 437 68 100 164 150 286 150 71 0 140-13 206-39 67-26 133-65 198-118v263c-66 43-134 75-203 97-70 22-140 33-212 33-179 0-321-78-426-236-105-157-157-370-157-638 0-278 50-498 149-661s233-244 402-244c151 0 271 73 359 220s132 347 132 599zM857 739c-1-153-30-275-85-366s-128-137-219-137c-103 0-186 44-247 132-62 88-98 212-107 371z">
            <text:p/>
          </draw:path>
          <draw:path draw:style-name="gr33" draw:text-style-name="P3" draw:layer="layout" svg:width="0.657cm" svg:height="1.735cm" svg:x="18.62cm" svg:y="6.765cm" svg:viewBox="0 0 658 1736" svg:d="M658 301c-21-18-43-31-67-40-25-9-52-13-81-13-105 0-185 51-241 154-55 102-83 249-83 441v893h-186v-1695h186v263c38-103 89-179 151-229s138-75 227-75c13 0 27 1 42 4 15 2 33 6 51 11z">
            <text:p/>
          </draw:path>
          <draw:path draw:style-name="gr33" draw:text-style-name="P3" draw:layer="layout" svg:width="0.94cm" svg:height="1.735cm" svg:x="19.43cm" svg:y="6.765cm" svg:viewBox="0 0 941 1736" svg:d="M941 713v1023h-184v-1014c0-161-21-281-63-360-41-80-103-120-186-120-100 0-179 48-236 144-58 96-86 226-86 392v958h-186v-1695h186v263c44-102 96-178 156-228 60-51 129-76 207-76 129 0 227 60 293 181 66 120 99 298 99 532z">
            <text:p/>
          </draw:path>
        </draw:g>
        <draw:frame draw:style-name="gr9" draw:text-style-name="P5" draw:layer="layout" svg:width="15.975cm" svg:height="0.989cm" svg:x="2.613cm" svg:y="15.692cm">
          <draw:text-box>
            <text:p><text:span text:style-name="T1">Betrachtung von Behinderung und Einbeziehung</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de" fo:country="DE"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gr1" style:family="graphic" style:parent-style-name="standard">
      <style:graphic-properties draw:stroke="none" draw:fill="solid" draw:fill-color="#000066" draw:textarea-horizontal-align="justify" draw:textarea-vertical-align="middle" draw:auto-grow-height="false" fo:min-height="29.45cm" fo:min-width="20.5cm"/>
    </style:style>
    <style:style style:name="MP1" style:family="paragraph">
      <loext:graphic-properties draw:fill="solid" draw:fill-color="#000066"/>
      <style:paragraph-properties fo:text-align="center"/>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draw:custom-shape draw:style-name="Mgr1" draw:text-style-name="MP1" draw:layer="backgroundobjects" svg:width="21cm" svg:height="29.7cm" svg:x="0cm" svg:y="0cm">
        <text:p/>
        <draw:enhanced-geometry svg:viewBox="0 0 21600 21600" draw:type="rectangle" draw:enhanced-path="M 0 0 L 21600 0 21600 21600 0 21600 0 0 Z N"/>
      </draw:custom-shap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5-24T02:15:26.703325604</dc:date>
    <dc:creator>Norbert Reschke</dc:creator>
    <meta:editing-duration>PT21H15M26S</meta:editing-duration>
    <meta:editing-cycles>38</meta:editing-cycles>
    <meta:generator>LibreOffice/4.4.3.2$Linux_X86_64 LibreOffice_project/40m0$Build-2</meta:generator>
    <meta:document-statistic meta:object-count="162"/>
  </office:meta>
</office:document-meta>
</file>